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335in"/>
    </style:style>
    <style:style style:name="co7" style:family="table-column">
      <style:table-column-properties fo:break-before="auto" style:column-width="0.3945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3236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0.4047in"/>
    </style:style>
    <style:style style:name="co18" style:family="table-column">
      <style:table-column-properties fo:break-before="auto" style:column-width="0.3638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1.6098in"/>
    </style:style>
    <style:style style:name="co21" style:family="table-column">
      <style:table-column-properties fo:break-before="auto" style:column-width="2.2634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9256in"/>
    </style:style>
    <style:style style:name="co24" style:family="table-column">
      <style:table-column-properties fo:break-before="auto" style:column-width="0.8236in"/>
    </style:style>
    <style:style style:name="co25" style:family="table-column">
      <style:table-column-properties fo:break-before="auto" style:column-width="0.7626in"/>
    </style:style>
    <style:style style:name="co26" style:family="table-column">
      <style:table-column-properties fo:break-before="auto" style:column-width="0.8134in"/>
    </style:style>
    <style:style style:name="co27" style:family="table-column">
      <style:table-column-properties fo:break-before="auto" style:column-width="1.378in"/>
    </style:style>
    <style:style style:name="co28" style:family="table-column">
      <style:table-column-properties fo:break-before="auto" style:column-width="1.2626in"/>
    </style:style>
    <style:style style:name="co29" style:family="table-column">
      <style:table-column-properties fo:break-before="auto" style:column-width="1.972in"/>
    </style:style>
    <style:style style:name="co30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13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font-name="Arial" fo:font-size="13pt" style:font-size-asian="13pt" style:font-size-complex="13pt"/>
    </style:style>
    <style:style style:name="ce8" style:family="table-cell" style:parent-style-name="Default" style:data-style-name="N2">
      <style:text-properties style:font-name="Arial"/>
    </style:style>
    <style:style style:name="ce9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24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37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K1"/>
      <style:map style:condition="cell-content()&lt;0" style:apply-style-name="Error" style:base-cell-address="evolução.K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ocaco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6" table:default-cell-style-name="ce9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total</text:p>
          </table:table-cell>
          <table:table-cell table:style-name="ce13" office:value-type="string" calcext:value-type="string">
            <text:p>notacandidato</text:p>
          </table:table-cell>
          <table:table-cell table:style-name="ce13" office:value-type="string" calcext:value-type="string">
            <text:p>corte2020</text:p>
          </table:table-cell>
          <table:table-cell table:style-name="ce13" office:value-type="string" calcext:value-type="string">
            <text:p>diferenca2020</text:p>
          </table:table-cell>
          <table:table-cell table:style-name="ce13" office:value-type="string" calcext:value-type="string">
            <text:p>corte2019</text:p>
          </table:table-cell>
          <table:table-cell table:style-name="ce13" office:value-type="string" calcext:value-type="string">
            <text:p>corteultimachamada</text:p>
          </table:table-cell>
          <table:table-cell table:style-name="ce13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  <table:table-cell table:style-name="ce11" table:number-columns-repeated="46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O2]-[.N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3]-[.N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O4]-[.N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O5]-[.N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O6]-[.N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O7]-[.N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O8]-[.N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3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O9]-[.N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O10]-[.N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O11]-[.N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3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O12]-[.N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O13]-[.N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O14]-[.N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O15]-[.N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O16]-[.N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O17]-[.N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O18]-[.N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O19]-[.N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O20]-[.N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O21]-[.N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O22]-[.N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O23]-[.N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O24]-[.N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O25]-[.N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O26]-[.N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O27]-[.N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O28]-[.N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O29]-[.N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O30]-[.N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O31]-[.N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O32]-[.N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O33]-[.N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O34]-[.N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O35]-[.N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O36]-[.N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O37]-[.N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O38]-[.N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O39]-[.N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O40]-[.N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O41]-[.N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O42]-[.N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O43]-[.N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O44]-[.N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O45]-[.N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O46]-[.N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O47]-[.N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O48]-[.N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O49]-[.N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O50]-[.N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O51]-[.N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O52]-[.N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O53]-[.N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O54]-[.N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O55]-[.N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O56]-[.N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O57]-[.N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O58]-[.N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O59]-[.N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O60]-[.N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O61]-[.N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O62]-[.N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O63]-[.N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O64]-[.N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65]-[.N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O66]-[.N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O67]-[.N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3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O68]-[.N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O69]-[.N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O70]-[.N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O71]-[.N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O72]-[.N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O73]-[.N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O74]-[.N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O75]-[.N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O76]-[.N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O77]-[.N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O78]-[.N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O79]-[.N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O80]-[.N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O81]-[.N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.5" calcext:value-type="float">
            <text:p>5.5</text:p>
          </table:table-cell>
          <table:table-cell table:style-name="ce6" table:number-columns-repeated="3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O82]-[.N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O83]-[.N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O84]-[.N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5"/>
          <table:table-cell table:style-name="ce6" table:formula="of:=[.O85]-[.N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O86]-[.N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5"/>
          <table:table-cell table:style-name="ce6" table:formula="of:=[.O87]-[.N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O88]-[.N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O89]-[.N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ida_script" table:style-name="ta1">
        <office:forms form:automatic-focus="false" form:apply-design-mode="false"/>
        <table:table-column table:style-name="co1" table:default-cell-style-name="ce9"/>
        <table:table-column table:style-name="co16" table:default-cell-style-name="ce9"/>
        <table:table-column table:style-name="co3" table:default-cell-style-name="ce9"/>
        <table:table-column table:style-name="co17" table:number-columns-repeated="5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47" table:default-cell-style-name="ce9"/>
        <table:table-row table:style-name="ro1">
          <table:table-cell table:style-name="ce11" office:value-type="string" calcext:value-type="string">
            <text:p>universidade</text:p>
          </table:table-cell>
          <table:table-cell table:style-name="ce11" office:value-type="string" calcext:value-type="string">
            <text:p>cidade</text:p>
          </table:table-cell>
          <table:table-cell table:style-name="ce11" office:value-type="string" calcext:value-type="string">
            <text:p>uf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CH</text:p>
          </table:table-cell>
          <table:table-cell table:style-name="ce11" office:value-type="string" calcext:value-type="string">
            <text:p>LC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vagas</text:p>
          </table:table-cell>
          <table:table-cell table:style-name="ce11" office:value-type="string" calcext:value-type="string">
            <text:p>corte2020</text:p>
          </table:table-cell>
          <table:table-cell table:style-name="ce11" table:number-columns-repeated="47"/>
        </table:table-row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46.52" calcext:value-type="float">
            <text:p>846.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0.01" calcext:value-type="float">
            <text:p>820.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8.68" calcext:value-type="float">
            <text:p>778.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4.69" calcext:value-type="float">
            <text:p>794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06" calcext:value-type="float">
            <text:p>9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.46" calcext:value-type="float">
            <text:p>784.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2.68" calcext:value-type="float">
            <text:p>782.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9.77" calcext:value-type="float">
            <text:p>789.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5.42" calcext:value-type="float">
            <text:p>775.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73.07" calcext:value-type="float">
            <text:p>773.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2.11" calcext:value-type="float">
            <text:p>772.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6.82" calcext:value-type="float">
            <text:p>776.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68.37" calcext:value-type="float">
            <text:p>768.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71.59" calcext:value-type="float">
            <text:p>771.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6.8" calcext:value-type="float">
            <text:p>786.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1.18" calcext:value-type="float">
            <text:p>781.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72.24" calcext:value-type="float">
            <text:p>772.2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3.05" calcext:value-type="float">
            <text:p>793.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71.73" calcext:value-type="float">
            <text:p>771.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782.35" calcext:value-type="float">
            <text:p>782.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71.79" calcext:value-type="float">
            <text:p>771.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6.92" calcext:value-type="float">
            <text:p>916.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09.29" calcext:value-type="float">
            <text:p>909.2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8.3" calcext:value-type="float">
            <text:p>928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2.06" calcext:value-type="float">
            <text:p>792.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94.52" calcext:value-type="float">
            <text:p>794.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9.16" calcext:value-type="float">
            <text:p>789.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1.14" calcext:value-type="float">
            <text:p>781.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3.3" calcext:value-type="float">
            <text:p>783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6.62" calcext:value-type="float">
            <text:p>786.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8.12" calcext:value-type="float">
            <text:p>788.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3.16" calcext:value-type="float">
            <text:p>773.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9.19" calcext:value-type="float">
            <text:p>799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3.04" calcext:value-type="float">
            <text:p>893.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1.79" calcext:value-type="float">
            <text:p>781.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0.17" calcext:value-type="float">
            <text:p>780.1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4.9" calcext:value-type="float">
            <text:p>774.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0.13" calcext:value-type="float">
            <text:p>780.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87.38" calcext:value-type="float">
            <text:p>787.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01.53" calcext:value-type="float">
            <text:p>801.5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8.33" calcext:value-type="float">
            <text:p>788.3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8.5" calcext:value-type="float">
            <text:p>778.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09.95" calcext:value-type="float">
            <text:p>809.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8.46" calcext:value-type="float">
            <text:p>768.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9" calcext:value-type="float">
            <text:p>7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6.76" calcext:value-type="float">
            <text:p>776.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6.36" calcext:value-type="float">
            <text:p>776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77.7" calcext:value-type="float">
            <text:p>777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73.7" calcext:value-type="float">
            <text:p>773.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6.36" calcext:value-type="float">
            <text:p>776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46.59" calcext:value-type="float">
            <text:p>846.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4.98" calcext:value-type="float">
            <text:p>774.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4.84" calcext:value-type="float">
            <text:p>774.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3.42" calcext:value-type="float">
            <text:p>783.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6.66" calcext:value-type="float">
            <text:p>776.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3.96" calcext:value-type="float">
            <text:p>773.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68.64" calcext:value-type="float">
            <text:p>768.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5.69" calcext:value-type="float">
            <text:p>765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5.44" calcext:value-type="float">
            <text:p>785.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2.3" calcext:value-type="float">
            <text:p>792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93.18" calcext:value-type="float">
            <text:p>793.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6.96" calcext:value-type="float">
            <text:p>776.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89.56" calcext:value-type="float">
            <text:p>789.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73.74" calcext:value-type="float">
            <text:p>773.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69" calcext:value-type="float">
            <text:p>805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88.24" calcext:value-type="float">
            <text:p>788.2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13.55" calcext:value-type="float">
            <text:p>813.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4.66" calcext:value-type="float">
            <text:p>784.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4.92" calcext:value-type="float">
            <text:p>884.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44.19" calcext:value-type="float">
            <text:p>844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3.19" calcext:value-type="float">
            <text:p>753.1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68.12" calcext:value-type="float">
            <text:p>768.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82.2" calcext:value-type="float">
            <text:p>782.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0.56" calcext:value-type="float">
            <text:p>780.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6.62" calcext:value-type="float">
            <text:p>786.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75.95" calcext:value-type="float">
            <text:p>775.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90.53" calcext:value-type="float">
            <text:p>790.5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1.82" calcext:value-type="float">
            <text:p>781.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4.84" calcext:value-type="float">
            <text:p>774.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75" calcext:value-type="float">
            <text:p>805.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74.39" calcext:value-type="float">
            <text:p>774.3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27.86" calcext:value-type="float">
            <text:p>827.8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5.3" calcext:value-type="float">
            <text:p>775.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16.69" calcext:value-type="float">
            <text:p>816.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1.36" calcext:value-type="float">
            <text:p>771.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1.59" calcext:value-type="float">
            <text:p>771.59</text:p>
          </table:table-cell>
          <table:table-cell table:number-columns-repeated="47"/>
        </table:table-row>
        <table:table-row table:style-name="ro1" table:number-rows-repeated="104848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bdsi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5" table:number-columns-repeated="4" table:default-cell-style-name="ce58"/>
        <table:table-column table:style-name="co6" table:default-cell-style-name="ce58"/>
        <table:table-column table:style-name="co4" table:default-cell-style-name="ce9"/>
        <table:table-column table:style-name="co15" table:default-cell-style-name="ce19"/>
        <table:table-column table:style-name="co8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7" table:default-cell-style-name="ce9"/>
        <table:table-column table:style-name="co15" table:number-columns-repeated="960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21" office:value-type="string" calcext:value-type="string">
            <text:p>RD</text:p>
          </table:table-cell>
          <table:table-cell table:style-name="ce21" office:value-type="string" calcext:value-type="string">
            <text:p>CN</text:p>
          </table:table-cell>
          <table:table-cell table:style-name="ce21" office:value-type="string" calcext:value-type="string">
            <text:p>CH</text:p>
          </table:table-cell>
          <table:table-cell table:style-name="ce21" office:value-type="string" calcext:value-type="string">
            <text:p>LC</text:p>
          </table:table-cell>
          <table:table-cell table:style-name="ce21" office:value-type="string" calcext:value-type="string">
            <text:p>MT</text:p>
          </table:table-cell>
          <table:table-cell table:style-name="ce1" office:value-type="string" calcext:value-type="string">
            <text:p>vagas</text:p>
          </table:table-cell>
          <table:table-cell table:style-name="ce24" office:value-type="string" calcext:value-type="string">
            <text:p>corte2020</text:p>
          </table:table-cell>
          <table:table-cell table:style-name="ce13" office:value-type="string" calcext:value-type="string">
            <text:p>notacandidato</text:p>
          </table:table-cell>
          <table:table-cell table:style-name="ce13" office:value-type="string" calcext:value-type="string">
            <text:p>diferenca2020</text:p>
          </table:table-cell>
          <table:table-cell table:style-name="ce13" office:value-type="string" calcext:value-type="string">
            <text:p>corte2019</text:p>
          </table:table-cell>
          <table:table-cell table:style-name="ce13" office:value-type="string" calcext:value-type="string">
            <text:p>corteultimachamada</text:p>
          </table:table-cell>
          <table:table-cell table:style-name="ce13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  <table:table-cell table:style-name="ce11" table:number-columns-repeated="47"/>
          <table:table-cell table:style-name="ce28" table:number-columns-repeated="960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846.52" calcext:value-type="float">
            <text:p>846.52</text:p>
          </table:table-cell>
          <table:table-cell table:style-name="ce6" table:number-columns-repeated="2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N2]-[.M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20.01" calcext:value-type="float">
            <text:p>820.01</text:p>
          </table:table-cell>
          <table:table-cell table:style-name="ce6" table:number-columns-repeated="4"/>
          <table:table-cell table:style-name="ce6" table:formula="of:=[.N3]-[.M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78.68" calcext:value-type="float">
            <text:p>778.68</text:p>
          </table:table-cell>
          <table:table-cell table:style-name="ce6" table:number-columns-repeated="2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N4]-[.M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794.69" calcext:value-type="float">
            <text:p>794.69</text:p>
          </table:table-cell>
          <table:table-cell table:style-name="ce6" table:number-columns-repeated="2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N5]-[.M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06" calcext:value-type="float">
            <text:p>906.00</text:p>
          </table:table-cell>
          <table:table-cell table:style-name="ce6" table:number-columns-repeated="2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N6]-[.M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4.46" calcext:value-type="float">
            <text:p>784.46</text:p>
          </table:table-cell>
          <table:table-cell table:style-name="ce6" table:number-columns-repeated="2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N7]-[.M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2.68" calcext:value-type="float">
            <text:p>782.68</text:p>
          </table:table-cell>
          <table:table-cell table:style-name="ce6" table:number-columns-repeated="2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N8]-[.M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89.77" calcext:value-type="float">
            <text:p>789.77</text:p>
          </table:table-cell>
          <table:table-cell table:style-name="ce6" table:number-columns-repeated="2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N9]-[.M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5.42" calcext:value-type="float">
            <text:p>775.42</text:p>
          </table:table-cell>
          <table:table-cell table:style-name="ce6" table:number-columns-repeated="2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N10]-[.M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773.07" calcext:value-type="float">
            <text:p>773.07</text:p>
          </table:table-cell>
          <table:table-cell table:style-name="ce6" table:number-columns-repeated="2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N11]-[.M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72.11" calcext:value-type="float">
            <text:p>772.11</text:p>
          </table:table-cell>
          <table:table-cell table:style-name="ce6" table:number-columns-repeated="2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N12]-[.M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76.82" calcext:value-type="float">
            <text:p>776.82</text:p>
          </table:table-cell>
          <table:table-cell table:style-name="ce6" table:number-columns-repeated="2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N13]-[.M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768.37" calcext:value-type="float">
            <text:p>768.37</text:p>
          </table:table-cell>
          <table:table-cell table:style-name="ce6" table:number-columns-repeated="2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N14]-[.M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1.59" calcext:value-type="float">
            <text:p>771.59</text:p>
          </table:table-cell>
          <table:table-cell table:style-name="ce6" table:number-columns-repeated="2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N15]-[.M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786.8" calcext:value-type="float">
            <text:p>786.80</text:p>
          </table:table-cell>
          <table:table-cell table:style-name="ce6" table:number-columns-repeated="2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N16]-[.M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1.18" calcext:value-type="float">
            <text:p>781.18</text:p>
          </table:table-cell>
          <table:table-cell table:style-name="ce6" table:number-columns-repeated="2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N17]-[.M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772.24" calcext:value-type="float">
            <text:p>772.24</text:p>
          </table:table-cell>
          <table:table-cell table:style-name="ce6" table:number-columns-repeated="2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N18]-[.M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93.05" calcext:value-type="float">
            <text:p>793.05</text:p>
          </table:table-cell>
          <table:table-cell table:style-name="ce6" table:number-columns-repeated="2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N19]-[.M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1.73" calcext:value-type="float">
            <text:p>771.73</text:p>
          </table:table-cell>
          <table:table-cell table:style-name="ce6" table:number-columns-repeated="2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N20]-[.M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782.35" calcext:value-type="float">
            <text:p>782.35</text:p>
          </table:table-cell>
          <table:table-cell table:style-name="ce6" table:number-columns-repeated="2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N21]-[.M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1.79" calcext:value-type="float">
            <text:p>771.79</text:p>
          </table:table-cell>
          <table:table-cell table:style-name="ce6" table:number-columns-repeated="2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N22]-[.M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916.92" calcext:value-type="float">
            <text:p>916.92</text:p>
          </table:table-cell>
          <table:table-cell table:style-name="ce6" table:number-columns-repeated="2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N23]-[.M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09.29" calcext:value-type="float">
            <text:p>909.29</text:p>
          </table:table-cell>
          <table:table-cell table:style-name="ce6" table:number-columns-repeated="2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N24]-[.M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28.3" calcext:value-type="float">
            <text:p>928.30</text:p>
          </table:table-cell>
          <table:table-cell table:style-name="ce6" table:number-columns-repeated="2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N25]-[.M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92.06" calcext:value-type="float">
            <text:p>792.06</text:p>
          </table:table-cell>
          <table:table-cell table:style-name="ce6" table:number-columns-repeated="2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N26]-[.M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794.52" calcext:value-type="float">
            <text:p>794.52</text:p>
          </table:table-cell>
          <table:table-cell table:style-name="ce6" table:number-columns-repeated="2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N27]-[.M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89.16" calcext:value-type="float">
            <text:p>789.16</text:p>
          </table:table-cell>
          <table:table-cell table:style-name="ce6" table:number-columns-repeated="2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N28]-[.M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81.14" calcext:value-type="float">
            <text:p>781.14</text:p>
          </table:table-cell>
          <table:table-cell table:style-name="ce6" table:number-columns-repeated="2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N29]-[.M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83.3" calcext:value-type="float">
            <text:p>783.30</text:p>
          </table:table-cell>
          <table:table-cell table:style-name="ce6" table:number-columns-repeated="2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N30]-[.M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86.62" calcext:value-type="float">
            <text:p>786.62</text:p>
          </table:table-cell>
          <table:table-cell table:style-name="ce6" table:number-columns-repeated="2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N31]-[.M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88.12" calcext:value-type="float">
            <text:p>788.12</text:p>
          </table:table-cell>
          <table:table-cell table:style-name="ce6" table:number-columns-repeated="2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N32]-[.M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73.16" calcext:value-type="float">
            <text:p>773.16</text:p>
          </table:table-cell>
          <table:table-cell table:style-name="ce6" table:number-columns-repeated="2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N33]-[.M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99.19" calcext:value-type="float">
            <text:p>799.19</text:p>
          </table:table-cell>
          <table:table-cell table:style-name="ce6" table:number-columns-repeated="2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N34]-[.M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893.04" calcext:value-type="float">
            <text:p>893.04</text:p>
          </table:table-cell>
          <table:table-cell table:style-name="ce6" table:number-columns-repeated="2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N35]-[.M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1.79" calcext:value-type="float">
            <text:p>781.79</text:p>
          </table:table-cell>
          <table:table-cell table:style-name="ce6" table:number-columns-repeated="2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N36]-[.M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80.17" calcext:value-type="float">
            <text:p>780.17</text:p>
          </table:table-cell>
          <table:table-cell table:style-name="ce6" table:number-columns-repeated="2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N37]-[.M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4.9" calcext:value-type="float">
            <text:p>774.90</text:p>
          </table:table-cell>
          <table:table-cell table:style-name="ce6" table:number-columns-repeated="2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N38]-[.M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0.13" calcext:value-type="float">
            <text:p>780.13</text:p>
          </table:table-cell>
          <table:table-cell table:style-name="ce6" table:number-columns-repeated="2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N39]-[.M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87.38" calcext:value-type="float">
            <text:p>787.38</text:p>
          </table:table-cell>
          <table:table-cell table:style-name="ce6" table:number-columns-repeated="2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N40]-[.M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801.53" calcext:value-type="float">
            <text:p>801.53</text:p>
          </table:table-cell>
          <table:table-cell table:style-name="ce6" table:number-columns-repeated="2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N41]-[.M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8.33" calcext:value-type="float">
            <text:p>788.33</text:p>
          </table:table-cell>
          <table:table-cell table:style-name="ce6" table:number-columns-repeated="2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N42]-[.M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78.5" calcext:value-type="float">
            <text:p>778.50</text:p>
          </table:table-cell>
          <table:table-cell table:style-name="ce6" table:number-columns-repeated="2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N43]-[.M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09.95" calcext:value-type="float">
            <text:p>809.95</text:p>
          </table:table-cell>
          <table:table-cell table:style-name="ce6" table:number-columns-repeated="2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N44]-[.M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68.46" calcext:value-type="float">
            <text:p>768.46</text:p>
          </table:table-cell>
          <table:table-cell table:style-name="ce6" table:number-columns-repeated="2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N45]-[.M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79" calcext:value-type="float">
            <text:p>779.00</text:p>
          </table:table-cell>
          <table:table-cell table:style-name="ce6" table:number-columns-repeated="2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N46]-[.M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6.76" calcext:value-type="float">
            <text:p>776.76</text:p>
          </table:table-cell>
          <table:table-cell table:style-name="ce6" table:number-columns-repeated="2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N47]-[.M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6.36" calcext:value-type="float">
            <text:p>776.36</text:p>
          </table:table-cell>
          <table:table-cell table:style-name="ce6" table:number-columns-repeated="2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N48]-[.M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77.7" calcext:value-type="float">
            <text:p>777.70</text:p>
          </table:table-cell>
          <table:table-cell table:style-name="ce6" table:number-columns-repeated="2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N49]-[.M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73.7" calcext:value-type="float">
            <text:p>773.70</text:p>
          </table:table-cell>
          <table:table-cell table:style-name="ce6" table:number-columns-repeated="2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N50]-[.M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76.36" calcext:value-type="float">
            <text:p>776.36</text:p>
          </table:table-cell>
          <table:table-cell table:style-name="ce6" table:number-columns-repeated="2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N51]-[.M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46.59" calcext:value-type="float">
            <text:p>846.59</text:p>
          </table:table-cell>
          <table:table-cell table:style-name="ce6" table:number-columns-repeated="2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N52]-[.M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74.98" calcext:value-type="float">
            <text:p>774.98</text:p>
          </table:table-cell>
          <table:table-cell table:style-name="ce6" table:number-columns-repeated="2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N53]-[.M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74.84" calcext:value-type="float">
            <text:p>774.84</text:p>
          </table:table-cell>
          <table:table-cell table:style-name="ce6" table:number-columns-repeated="2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N54]-[.M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83.42" calcext:value-type="float">
            <text:p>783.42</text:p>
          </table:table-cell>
          <table:table-cell table:style-name="ce6" table:number-columns-repeated="2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N55]-[.M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76.66" calcext:value-type="float">
            <text:p>776.66</text:p>
          </table:table-cell>
          <table:table-cell table:style-name="ce6" table:number-columns-repeated="2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N56]-[.M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3.96" calcext:value-type="float">
            <text:p>773.96</text:p>
          </table:table-cell>
          <table:table-cell table:style-name="ce6" table:number-columns-repeated="2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N57]-[.M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68.64" calcext:value-type="float">
            <text:p>768.64</text:p>
          </table:table-cell>
          <table:table-cell table:style-name="ce6" table:number-columns-repeated="2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N58]-[.M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765.69" calcext:value-type="float">
            <text:p>765.69</text:p>
          </table:table-cell>
          <table:table-cell table:style-name="ce6" table:number-columns-repeated="2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N59]-[.M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5.44" calcext:value-type="float">
            <text:p>785.44</text:p>
          </table:table-cell>
          <table:table-cell table:style-name="ce6" table:number-columns-repeated="2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N60]-[.M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92.3" calcext:value-type="float">
            <text:p>792.30</text:p>
          </table:table-cell>
          <table:table-cell table:style-name="ce6" table:number-columns-repeated="2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N61]-[.M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93.18" calcext:value-type="float">
            <text:p>793.18</text:p>
          </table:table-cell>
          <table:table-cell table:style-name="ce6" table:number-columns-repeated="2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N62]-[.M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76.96" calcext:value-type="float">
            <text:p>776.96</text:p>
          </table:table-cell>
          <table:table-cell table:style-name="ce6" table:number-columns-repeated="2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N63]-[.M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9.56" calcext:value-type="float">
            <text:p>789.56</text:p>
          </table:table-cell>
          <table:table-cell table:style-name="ce6" table:number-columns-repeated="2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N64]-[.M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73.74" calcext:value-type="float">
            <text:p>773.74</text:p>
          </table:table-cell>
          <table:table-cell table:style-name="ce6" table:number-columns-repeated="4"/>
          <table:table-cell table:style-name="ce6" table:formula="of:=[.N65]-[.M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05.69" calcext:value-type="float">
            <text:p>805.69</text:p>
          </table:table-cell>
          <table:table-cell table:style-name="ce6" table:number-columns-repeated="2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N66]-[.M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788.24" calcext:value-type="float">
            <text:p>788.24</text:p>
          </table:table-cell>
          <table:table-cell table:style-name="ce6" table:number-columns-repeated="2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N67]-[.M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813.55" calcext:value-type="float">
            <text:p>813.55</text:p>
          </table:table-cell>
          <table:table-cell table:style-name="ce6" table:number-columns-repeated="2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N68]-[.M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4.66" calcext:value-type="float">
            <text:p>784.66</text:p>
          </table:table-cell>
          <table:table-cell table:style-name="ce6" table:number-columns-repeated="2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N69]-[.M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84.92" calcext:value-type="float">
            <text:p>884.92</text:p>
          </table:table-cell>
          <table:table-cell table:style-name="ce6" table:number-columns-repeated="2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N70]-[.M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844.19" calcext:value-type="float">
            <text:p>844.19</text:p>
          </table:table-cell>
          <table:table-cell table:style-name="ce6" table:number-columns-repeated="2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N71]-[.M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53.19" calcext:value-type="float">
            <text:p>753.19</text:p>
          </table:table-cell>
          <table:table-cell table:style-name="ce6" table:number-columns-repeated="2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N72]-[.M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68.12" calcext:value-type="float">
            <text:p>768.12</text:p>
          </table:table-cell>
          <table:table-cell table:style-name="ce6" table:number-columns-repeated="2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N73]-[.M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style-name="ce6" table:number-columns-repeated="2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N74]-[.M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82.2" calcext:value-type="float">
            <text:p>782.20</text:p>
          </table:table-cell>
          <table:table-cell table:style-name="ce6" table:number-columns-repeated="2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N75]-[.M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0.56" calcext:value-type="float">
            <text:p>780.56</text:p>
          </table:table-cell>
          <table:table-cell table:style-name="ce6" table:number-columns-repeated="2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N76]-[.M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86.62" calcext:value-type="float">
            <text:p>786.62</text:p>
          </table:table-cell>
          <table:table-cell table:style-name="ce6" table:number-columns-repeated="2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N77]-[.M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775.95" calcext:value-type="float">
            <text:p>775.95</text:p>
          </table:table-cell>
          <table:table-cell table:style-name="ce6" table:number-columns-repeated="2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N78]-[.M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790.53" calcext:value-type="float">
            <text:p>790.53</text:p>
          </table:table-cell>
          <table:table-cell table:style-name="ce6" table:number-columns-repeated="2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N79]-[.M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1.82" calcext:value-type="float">
            <text:p>781.82</text:p>
          </table:table-cell>
          <table:table-cell table:style-name="ce6" table:number-columns-repeated="2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N80]-[.M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74.84" calcext:value-type="float">
            <text:p>774.84</text:p>
          </table:table-cell>
          <table:table-cell table:style-name="ce6" table:number-columns-repeated="2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N81]-[.M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05.75" calcext:value-type="float">
            <text:p>805.75</text:p>
          </table:table-cell>
          <table:table-cell table:style-name="ce6" table:number-columns-repeated="2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N82]-[.M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774.39" calcext:value-type="float">
            <text:p>774.39</text:p>
          </table:table-cell>
          <table:table-cell table:style-name="ce6" table:number-columns-repeated="2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N83]-[.M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27.86" calcext:value-type="float">
            <text:p>827.86</text:p>
          </table:table-cell>
          <table:table-cell table:style-name="ce6" table:number-columns-repeated="2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N84]-[.M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6" table:number-columns-repeated="4"/>
          <table:table-cell table:style-name="ce6" table:formula="of:=[.N85]-[.M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5.3" calcext:value-type="float">
            <text:p>775.30</text:p>
          </table:table-cell>
          <table:table-cell table:style-name="ce6" table:number-columns-repeated="2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N86]-[.M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816.69" calcext:value-type="float">
            <text:p>816.69</text:p>
          </table:table-cell>
          <table:table-cell table:style-name="ce6" table:number-columns-repeated="4"/>
          <table:table-cell table:style-name="ce6" table:formula="of:=[.N87]-[.M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71.36" calcext:value-type="float">
            <text:p>771.36</text:p>
          </table:table-cell>
          <table:table-cell table:style-name="ce6" table:number-columns-repeated="2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N88]-[.M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1.59" calcext:value-type="float">
            <text:p>771.59</text:p>
          </table:table-cell>
          <table:table-cell table:style-name="ce6" table:number-columns-repeated="2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N89]-[.M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olução" table:style-name="ta1" table:print-ranges="evolução.A1:evolução.L93">
        <office:forms form:automatic-focus="false" form:apply-design-mode="false"/>
        <table:table-column table:style-name="co20" table:default-cell-style-name="ce63"/>
        <table:table-column table:style-name="co21" table:default-cell-style-name="ce63"/>
        <table:table-column table:style-name="co22" table:default-cell-style-name="ce66"/>
        <table:table-column table:style-name="co23" table:default-cell-style-name="ce66"/>
        <table:table-column table:style-name="co24" table:number-columns-repeated="3" table:default-cell-style-name="ce71"/>
        <table:table-column table:style-name="co25" table:number-columns-repeated="2" table:default-cell-style-name="ce71"/>
        <table:table-column table:style-name="co26" table:default-cell-style-name="ce71"/>
        <table:table-column table:style-name="co27" table:number-columns-repeated="4" table:default-cell-style-name="ce25"/>
        <table:table-column table:style-name="co28" table:default-cell-style-name="ce25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15" table:number-columns-repeated="48" table:default-cell-style-name="ce63"/>
        <table:table-header-rows>
          <table:table-row table:style-name="ro3">
            <table:table-cell table:style-name="ce29" office:value-type="string" calcext:value-type="string">
              <text:p>Universidade</text:p>
            </table:table-cell>
            <table:table-cell table:style-name="ce29" office:value-type="string" calcext:value-type="string">
              <text:p>Cidade</text:p>
            </table:table-cell>
            <table:table-cell table:style-name="ce33" office:value-type="string" calcext:value-type="string">
              <text:p>UF</text:p>
            </table:table-cell>
            <table:table-cell table:style-name="ce33" office:value-type="string" calcext:value-type="string">
              <text:p>Vagas</text:p>
            </table:table-cell>
            <table:table-cell table:style-name="ce37" office:value-type="string" calcext:value-type="string">
              <text:p>Dia 1</text:p>
            </table:table-cell>
            <table:table-cell table:style-name="ce37" office:value-type="string" calcext:value-type="string">
              <text:p>Dia 2</text:p>
            </table:table-cell>
            <table:table-cell table:style-name="ce37" office:value-type="string" calcext:value-type="string">
              <text:p>Dia 3</text:p>
            </table:table-cell>
            <table:table-cell table:style-name="ce37" office:value-type="string" calcext:value-type="string">
              <text:p>Dia4</text:p>
            </table:table-cell>
            <table:table-cell table:style-name="ce37" office:value-type="string" calcext:value-type="string">
              <text:p>Dia5</text:p>
            </table:table-cell>
            <table:table-cell table:style-name="ce37" office:value-type="string" calcext:value-type="string">
              <text:p>Final</text:p>
            </table:table-cell>
            <table:table-cell table:style-name="ce41" office:value-type="string" calcext:value-type="string">
              <text:p>Dia2 – Dia1</text:p>
            </table:table-cell>
            <table:table-cell table:style-name="ce41" office:value-type="string" calcext:value-type="string">
              <text:p>Dia3 – Dia2</text:p>
            </table:table-cell>
            <table:table-cell table:style-name="ce41" office:value-type="string" calcext:value-type="string">
              <text:p>Dia4 – Dia3</text:p>
            </table:table-cell>
            <table:table-cell table:style-name="ce41" office:value-type="string" calcext:value-type="string">
              <text:p>Dia5 – Dia4</text:p>
            </table:table-cell>
            <table:table-cell table:style-name="ce44" office:value-type="string" calcext:value-type="string">
              <text:p>Final – Dia5</text:p>
            </table:table-cell>
            <table:table-cell table:number-columns-repeated="3"/>
            <table:table-cell table:style-name="ce79" table:number-columns-repeated="48"/>
          </table:table-row>
        </table:table-header-rows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.15</text:p>
          </table:table-cell>
          <table:table-cell table:style-name="ce70" office:value-type="float" office:value="854.44" calcext:value-type="float">
            <text:p>854.44</text:p>
          </table:table-cell>
          <table:table-cell table:style-name="ce70" office:value-type="float" office:value="726.4" calcext:value-type="float">
            <text:p>726.40</text:p>
          </table:table-cell>
          <table:table-cell table:style-name="ce70" office:value-type="float" office:value="853.84" calcext:value-type="float">
            <text:p>853.84</text:p>
          </table:table-cell>
          <table:table-cell table:style-name="ce70" office:value-type="float" office:value="853.17" calcext:value-type="float">
            <text:p>853.17</text:p>
          </table:table-cell>
          <table:table-cell table:style-name="ce70" office:value-type="float" office:value="846.52" calcext:value-type="float">
            <text:p>846.52</text:p>
          </table:table-cell>
          <table:table-cell table:style-name="ce74" table:formula="of:=[.F2]-[.E2]" office:value-type="float" office:value="9.29000000000008" calcext:value-type="float">
            <text:p>9.29</text:p>
          </table:table-cell>
          <table:table-cell table:style-name="ce74" table:formula="of:=[.G2]-[.F2]" office:value-type="float" office:value="-128.04" calcext:value-type="float">
            <text:p>-128.04</text:p>
          </table:table-cell>
          <table:table-cell table:style-name="ce74" table:formula="of:=[.H2]-[.G2]" office:value-type="float" office:value="127.44" calcext:value-type="float">
            <text:p>127.44</text:p>
          </table:table-cell>
          <table:table-cell table:style-name="ce74" table:formula="of:=[.I2]-[.H2]" office:value-type="float" office:value="-0.670000000000073" calcext:value-type="float">
            <text:p>-0.67</text:p>
          </table:table-cell>
          <table:table-cell table:style-name="ce74" table:formula="of:=[.J2]-[.I2]" office:value-type="float" office:value="-6.64999999999998" calcext:value-type="float">
            <text:p>-6.6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.43</text:p>
          </table:table-cell>
          <table:table-cell table:style-name="ce70" office:value-type="float" office:value="819.32" calcext:value-type="float">
            <text:p>819.32</text:p>
          </table:table-cell>
          <table:table-cell table:style-name="ce70" office:value-type="float" office:value="720.82" calcext:value-type="float">
            <text:p>720.82</text:p>
          </table:table-cell>
          <table:table-cell table:number-columns-repeated="2" table:style-name="ce70" office:value-type="float" office:value="821.13" calcext:value-type="float">
            <text:p>821.13</text:p>
          </table:table-cell>
          <table:table-cell table:style-name="ce70" office:value-type="float" office:value="820.01" calcext:value-type="float">
            <text:p>820.01</text:p>
          </table:table-cell>
          <table:table-cell table:style-name="ce74" table:formula="of:=[.F3]-[.E3]" office:value-type="float" office:value="3.8900000000001" calcext:value-type="float">
            <text:p>3.89</text:p>
          </table:table-cell>
          <table:table-cell table:style-name="ce74" table:formula="of:=[.G3]-[.F3]" office:value-type="float" office:value="-98.5" calcext:value-type="float">
            <text:p>-98.50</text:p>
          </table:table-cell>
          <table:table-cell table:style-name="ce74" table:formula="of:=[.H3]-[.G3]" office:value-type="float" office:value="100.31" calcext:value-type="float">
            <text:p>100.31</text:p>
          </table:table-cell>
          <table:table-cell table:style-name="ce74" table:formula="of:=[.I3]-[.H3]" office:value-type="float" office:value="0" calcext:value-type="float">
            <text:p>0.00</text:p>
          </table:table-cell>
          <table:table-cell table:style-name="ce74" table:formula="of:=[.J3]-[.I3]" office:value-type="float" office:value="-1.12" calcext:value-type="float">
            <text:p>-1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.14</text:p>
          </table:table-cell>
          <table:table-cell table:style-name="ce70" office:value-type="float" office:value="774.74" calcext:value-type="float">
            <text:p>774.74</text:p>
          </table:table-cell>
          <table:table-cell table:style-name="ce70" office:value-type="float" office:value="779.62" calcext:value-type="float">
            <text:p>779.62</text:p>
          </table:table-cell>
          <table:table-cell table:style-name="ce70" office:value-type="float" office:value="780.72" calcext:value-type="float">
            <text:p>780.72</text:p>
          </table:table-cell>
          <table:table-cell table:style-name="ce70" office:value-type="float" office:value="781.5" calcext:value-type="float">
            <text:p>781.50</text:p>
          </table:table-cell>
          <table:table-cell table:style-name="ce70" office:value-type="float" office:value="778.68" calcext:value-type="float">
            <text:p>778.68</text:p>
          </table:table-cell>
          <table:table-cell table:style-name="ce74" table:formula="of:=[.F4]-[.E4]" office:value-type="float" office:value="4.60000000000002" calcext:value-type="float">
            <text:p>4.60</text:p>
          </table:table-cell>
          <table:table-cell table:style-name="ce74" table:formula="of:=[.G4]-[.F4]" office:value-type="float" office:value="4.88" calcext:value-type="float">
            <text:p>4.88</text:p>
          </table:table-cell>
          <table:table-cell table:style-name="ce74" table:formula="of:=[.H4]-[.G4]" office:value-type="float" office:value="1.10000000000002" calcext:value-type="float">
            <text:p>1.10</text:p>
          </table:table-cell>
          <table:table-cell table:style-name="ce74" table:formula="of:=[.I4]-[.H4]" office:value-type="float" office:value="0.779999999999973" calcext:value-type="float">
            <text:p>0.78</text:p>
          </table:table-cell>
          <table:table-cell table:style-name="ce74" table:formula="of:=[.J4]-[.I4]" office:value-type="float" office:value="-2.82000000000005" calcext:value-type="float">
            <text:p>-2.8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.72</text:p>
          </table:table-cell>
          <table:table-cell table:style-name="ce70" office:value-type="float" office:value="796.11" calcext:value-type="float">
            <text:p>796.11</text:p>
          </table:table-cell>
          <table:table-cell table:style-name="ce70" office:value-type="float" office:value="737.54" calcext:value-type="float">
            <text:p>737.54</text:p>
          </table:table-cell>
          <table:table-cell table:style-name="ce70" office:value-type="float" office:value="795.71" calcext:value-type="float">
            <text:p>795.71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0" office:value-type="float" office:value="794.69" calcext:value-type="float">
            <text:p>794.69</text:p>
          </table:table-cell>
          <table:table-cell table:style-name="ce74" table:formula="of:=[.F5]-[.E5]" office:value-type="float" office:value="4.38999999999999" calcext:value-type="float">
            <text:p>4.39</text:p>
          </table:table-cell>
          <table:table-cell table:style-name="ce74" table:formula="of:=[.G5]-[.F5]" office:value-type="float" office:value="-58.57" calcext:value-type="float">
            <text:p>-58.57</text:p>
          </table:table-cell>
          <table:table-cell table:style-name="ce74" table:formula="of:=[.H5]-[.G5]" office:value-type="float" office:value="58.1700000000001" calcext:value-type="float">
            <text:p>58.17</text:p>
          </table:table-cell>
          <table:table-cell table:style-name="ce74" table:formula="of:=[.I5]-[.H5]" office:value-type="float" office:value="1.24000000000001" calcext:value-type="float">
            <text:p>1.24</text:p>
          </table:table-cell>
          <table:table-cell table:style-name="ce74" table:formula="of:=[.J5]-[.I5]" office:value-type="float" office:value="-2.25999999999999" calcext:value-type="float">
            <text:p>-2.2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.80</text:p>
          </table:table-cell>
          <table:table-cell table:style-name="ce70" office:value-type="float" office:value="909.46" calcext:value-type="float">
            <text:p>909.46</text:p>
          </table:table-cell>
          <table:table-cell table:style-name="ce70" office:value-type="float" office:value="734.9" calcext:value-type="float">
            <text:p>734.90</text:p>
          </table:table-cell>
          <table:table-cell table:style-name="ce70" office:value-type="float" office:value="909.84" calcext:value-type="float">
            <text:p>909.84</text:p>
          </table:table-cell>
          <table:table-cell table:style-name="ce70" office:value-type="float" office:value="907.73" calcext:value-type="float">
            <text:p>907.73</text:p>
          </table:table-cell>
          <table:table-cell table:style-name="ce70" office:value-type="float" office:value="906" calcext:value-type="float">
            <text:p>906.00</text:p>
          </table:table-cell>
          <table:table-cell table:style-name="ce74" table:formula="of:=[.F6]-[.E6]" office:value-type="float" office:value="10.6600000000001" calcext:value-type="float">
            <text:p>10.66</text:p>
          </table:table-cell>
          <table:table-cell table:style-name="ce74" table:formula="of:=[.G6]-[.F6]" office:value-type="float" office:value="-174.56" calcext:value-type="float">
            <text:p>-174.56</text:p>
          </table:table-cell>
          <table:table-cell table:style-name="ce74" table:formula="of:=[.H6]-[.G6]" office:value-type="float" office:value="174.94" calcext:value-type="float">
            <text:p>174.94</text:p>
          </table:table-cell>
          <table:table-cell table:style-name="ce74" table:formula="of:=[.I6]-[.H6]" office:value-type="float" office:value="-2.11000000000001" calcext:value-type="float">
            <text:p>-2.11</text:p>
          </table:table-cell>
          <table:table-cell table:style-name="ce74" table:formula="of:=[.J6]-[.I6]" office:value-type="float" office:value="-1.73000000000002" calcext:value-type="float">
            <text:p>-1.7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.31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0" office:value-type="float" office:value="782.25" calcext:value-type="float">
            <text:p>782.25</text:p>
          </table:table-cell>
          <table:table-cell table:style-name="ce70" office:value-type="float" office:value="783.94" calcext:value-type="float">
            <text:p>783.94</text:p>
          </table:table-cell>
          <table:table-cell table:style-name="ce70" office:value-type="float" office:value="784.61" calcext:value-type="float">
            <text:p>784.61</text:p>
          </table:table-cell>
          <table:table-cell table:style-name="ce70" office:value-type="float" office:value="784.46" calcext:value-type="float">
            <text:p>784.46</text:p>
          </table:table-cell>
          <table:table-cell table:style-name="ce74" table:formula="of:=[.F7]-[.E7]" office:value-type="float" office:value="5.82000000000005" calcext:value-type="float">
            <text:p>5.82</text:p>
          </table:table-cell>
          <table:table-cell table:style-name="ce74" table:formula="of:=[.G7]-[.F7]" office:value-type="float" office:value="2.12" calcext:value-type="float">
            <text:p>2.12</text:p>
          </table:table-cell>
          <table:table-cell table:style-name="ce74" table:formula="of:=[.H7]-[.G7]" office:value-type="float" office:value="1.69000000000005" calcext:value-type="float">
            <text:p>1.69</text:p>
          </table:table-cell>
          <table:table-cell table:style-name="ce74" table:formula="of:=[.I7]-[.H7]" office:value-type="float" office:value="0.669999999999959" calcext:value-type="float">
            <text:p>0.67</text:p>
          </table:table-cell>
          <table:table-cell table:style-name="ce74" table:formula="of:=[.J7]-[.I7]" office:value-type="float" office:value="-0.149999999999977" calcext:value-type="float">
            <text:p>-0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.43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83.21" calcext:value-type="float">
            <text:p>783.21</text:p>
          </table:table-cell>
          <table:table-cell table:style-name="ce70" office:value-type="float" office:value="782.93" calcext:value-type="float">
            <text:p>782.93</text:p>
          </table:table-cell>
          <table:table-cell table:style-name="ce70" office:value-type="float" office:value="784.42" calcext:value-type="float">
            <text:p>784.42</text:p>
          </table:table-cell>
          <table:table-cell table:style-name="ce70" office:value-type="float" office:value="782.68" calcext:value-type="float">
            <text:p>782.68</text:p>
          </table:table-cell>
          <table:table-cell table:style-name="ce74" table:formula="of:=[.F8]-[.E8]" office:value-type="float" office:value="3.41000000000008" calcext:value-type="float">
            <text:p>3.41</text:p>
          </table:table-cell>
          <table:table-cell table:style-name="ce74" table:formula="of:=[.G8]-[.F8]" office:value-type="float" office:value="4.37" calcext:value-type="float">
            <text:p>4.37</text:p>
          </table:table-cell>
          <table:table-cell table:style-name="ce74" table:formula="of:=[.H8]-[.G8]" office:value-type="float" office:value="-0.280000000000086" calcext:value-type="float">
            <text:p>-0.28</text:p>
          </table:table-cell>
          <table:table-cell table:style-name="ce74" table:formula="of:=[.I8]-[.H8]" office:value-type="float" office:value="1.49000000000001" calcext:value-type="float">
            <text:p>1.49</text:p>
          </table:table-cell>
          <table:table-cell table:style-name="ce74" table:formula="of:=[.J8]-[.I8]" office:value-type="float" office:value="-1.74000000000001" calcext:value-type="float">
            <text:p>-1.7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.37</text:p>
          </table:table-cell>
          <table:table-cell table:style-name="ce70" office:value-type="float" office:value="783.7" calcext:value-type="float">
            <text:p>783.70</text:p>
          </table:table-cell>
          <table:table-cell table:style-name="ce70" office:value-type="float" office:value="788.86" calcext:value-type="float">
            <text:p>788.86</text:p>
          </table:table-cell>
          <table:table-cell table:style-name="ce70" office:value-type="float" office:value="790.62" calcext:value-type="float">
            <text:p>790.62</text:p>
          </table:table-cell>
          <table:table-cell table:style-name="ce70" office:value-type="float" office:value="788.26" calcext:value-type="float">
            <text:p>788.26</text:p>
          </table:table-cell>
          <table:table-cell table:style-name="ce70" office:value-type="float" office:value="789.77" calcext:value-type="float">
            <text:p>789.77</text:p>
          </table:table-cell>
          <table:table-cell table:style-name="ce74" table:formula="of:=[.F9]-[.E9]" office:value-type="float" office:value="0.330000000000041" calcext:value-type="float">
            <text:p>0.33</text:p>
          </table:table-cell>
          <table:table-cell table:style-name="ce74" table:formula="of:=[.G9]-[.F9]" office:value-type="float" office:value="5.15999999999997" calcext:value-type="float">
            <text:p>5.16</text:p>
          </table:table-cell>
          <table:table-cell table:style-name="ce74" table:formula="of:=[.H9]-[.G9]" office:value-type="float" office:value="1.75999999999999" calcext:value-type="float">
            <text:p>1.76</text:p>
          </table:table-cell>
          <table:table-cell table:style-name="ce74" table:formula="of:=[.I9]-[.H9]" office:value-type="float" office:value="-2.36000000000001" calcext:value-type="float">
            <text:p>-2.36</text:p>
          </table:table-cell>
          <table:table-cell table:style-name="ce74" table:formula="of:=[.J9]-[.I9]" office:value-type="float" office:value="1.50999999999999" calcext:value-type="float">
            <text:p>1.5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.40</text:p>
          </table:table-cell>
          <table:table-cell table:style-name="ce70" office:value-type="float" office:value="771.12" calcext:value-type="float">
            <text:p>771.12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4" table:formula="of:=[.F10]-[.E10]" office:value-type="float" office:value="6.72000000000003" calcext:value-type="float">
            <text:p>6.72</text:p>
          </table:table-cell>
          <table:table-cell table:style-name="ce74" table:formula="of:=[.G10]-[.F10]" office:value-type="float" office:value="2.93999999999994" calcext:value-type="float">
            <text:p>2.94</text:p>
          </table:table-cell>
          <table:table-cell table:style-name="ce74" table:formula="of:=[.H10]-[.G10]" office:value-type="float" office:value="3.90000000000009" calcext:value-type="float">
            <text:p>3.90</text:p>
          </table:table-cell>
          <table:table-cell table:style-name="ce74" table:formula="of:=[.I10]-[.H10]" office:value-type="float" office:value="0.879999999999995" calcext:value-type="float">
            <text:p>0.88</text:p>
          </table:table-cell>
          <table:table-cell table:style-name="ce74" table:formula="of:=[.J10]-[.I10]" office:value-type="float" office:value="-3.42000000000007" calcext:value-type="float">
            <text:p>-3.4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.01</text:p>
          </table:table-cell>
          <table:table-cell table:style-name="ce70" office:value-type="float" office:value="767.38" calcext:value-type="float">
            <text:p>767.38</text:p>
          </table:table-cell>
          <table:table-cell table:style-name="ce70" office:value-type="float" office:value="773.74" calcext:value-type="float">
            <text:p>773.74</text:p>
          </table:table-cell>
          <table:table-cell table:number-columns-repeated="2" table:style-name="ce70" office:value-type="float" office:value="774.14" calcext:value-type="float">
            <text:p>774.14</text:p>
          </table:table-cell>
          <table:table-cell table:style-name="ce70" office:value-type="float" office:value="773.07" calcext:value-type="float">
            <text:p>773.07</text:p>
          </table:table-cell>
          <table:table-cell table:style-name="ce74" table:formula="of:=[.F11]-[.E11]" office:value-type="float" office:value="5.37" calcext:value-type="float">
            <text:p>5.37</text:p>
          </table:table-cell>
          <table:table-cell table:style-name="ce74" table:formula="of:=[.G11]-[.F11]" office:value-type="float" office:value="6.36000000000001" calcext:value-type="float">
            <text:p>6.36</text:p>
          </table:table-cell>
          <table:table-cell table:style-name="ce74" table:formula="of:=[.H11]-[.G11]" office:value-type="float" office:value="0.399999999999977" calcext:value-type="float">
            <text:p>0.40</text:p>
          </table:table-cell>
          <table:table-cell table:style-name="ce74" table:formula="of:=[.I11]-[.H11]" office:value-type="float" office:value="0" calcext:value-type="float">
            <text:p>0.00</text:p>
          </table:table-cell>
          <table:table-cell table:style-name="ce74" table:formula="of:=[.J11]-[.I11]" office:value-type="float" office:value="-1.06999999999994" calcext:value-type="float">
            <text:p>-1.0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.84</text:p>
          </table:table-cell>
          <table:table-cell table:style-name="ce70" office:value-type="float" office:value="772.72" calcext:value-type="float">
            <text:p>772.72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0" office:value-type="float" office:value="776.39" calcext:value-type="float">
            <text:p>776.39</text:p>
          </table:table-cell>
          <table:table-cell table:style-name="ce70" office:value-type="float" office:value="777.05" calcext:value-type="float">
            <text:p>777.05</text:p>
          </table:table-cell>
          <table:table-cell table:style-name="ce70" office:value-type="float" office:value="772.11" calcext:value-type="float">
            <text:p>772.11</text:p>
          </table:table-cell>
          <table:table-cell table:style-name="ce74" table:formula="of:=[.F12]-[.E12]" office:value-type="float" office:value="2.88" calcext:value-type="float">
            <text:p>2.88</text:p>
          </table:table-cell>
          <table:table-cell table:style-name="ce74" table:formula="of:=[.G12]-[.F12]" office:value-type="float" office:value="2.17999999999995" calcext:value-type="float">
            <text:p>2.18</text:p>
          </table:table-cell>
          <table:table-cell table:style-name="ce74" table:formula="of:=[.H12]-[.G12]" office:value-type="float" office:value="1.49000000000001" calcext:value-type="float">
            <text:p>1.49</text:p>
          </table:table-cell>
          <table:table-cell table:style-name="ce74" table:formula="of:=[.I12]-[.H12]" office:value-type="float" office:value="0.659999999999968" calcext:value-type="float">
            <text:p>0.66</text:p>
          </table:table-cell>
          <table:table-cell table:style-name="ce74" table:formula="of:=[.J12]-[.I12]" office:value-type="float" office:value="-4.93999999999994" calcext:value-type="float">
            <text:p>-4.9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.12</text:p>
          </table:table-cell>
          <table:table-cell table:style-name="ce70" office:value-type="float" office:value="770.9" calcext:value-type="float">
            <text:p>770.90</text:p>
          </table:table-cell>
          <table:table-cell table:style-name="ce70" office:value-type="float" office:value="774.44" calcext:value-type="float">
            <text:p>774.44</text:p>
          </table:table-cell>
          <table:table-cell table:style-name="ce70" office:value-type="float" office:value="775.58" calcext:value-type="float">
            <text:p>775.58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6.82" calcext:value-type="float">
            <text:p>776.82</text:p>
          </table:table-cell>
          <table:table-cell table:style-name="ce74" table:formula="of:=[.F13]-[.E13]" office:value-type="float" office:value="8.77999999999997" calcext:value-type="float">
            <text:p>8.78</text:p>
          </table:table-cell>
          <table:table-cell table:style-name="ce74" table:formula="of:=[.G13]-[.F13]" office:value-type="float" office:value="3.54000000000008" calcext:value-type="float">
            <text:p>3.54</text:p>
          </table:table-cell>
          <table:table-cell table:style-name="ce74" table:formula="of:=[.H13]-[.G13]" office:value-type="float" office:value="1.13999999999999" calcext:value-type="float">
            <text:p>1.14</text:p>
          </table:table-cell>
          <table:table-cell table:style-name="ce74" table:formula="of:=[.I13]-[.H13]" office:value-type="float" office:value="2.38" calcext:value-type="float">
            <text:p>2.38</text:p>
          </table:table-cell>
          <table:table-cell table:style-name="ce74" table:formula="of:=[.J13]-[.I13]" office:value-type="float" office:value="-1.13999999999999" calcext:value-type="float">
            <text:p>-1.1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.33</text:p>
          </table:table-cell>
          <table:table-cell table:style-name="ce70" office:value-type="float" office:value="765.63" calcext:value-type="float">
            <text:p>765.63</text:p>
          </table:table-cell>
          <table:table-cell table:style-name="ce70" office:value-type="float" office:value="770.11" calcext:value-type="float">
            <text:p>770.11</text:p>
          </table:table-cell>
          <table:table-cell table:style-name="ce70" office:value-type="float" office:value="770.2" calcext:value-type="float">
            <text:p>770.20</text:p>
          </table:table-cell>
          <table:table-cell table:style-name="ce70" office:value-type="float" office:value="772.79" calcext:value-type="float">
            <text:p>772.79</text:p>
          </table:table-cell>
          <table:table-cell table:style-name="ce70" office:value-type="float" office:value="768.37" calcext:value-type="float">
            <text:p>768.37</text:p>
          </table:table-cell>
          <table:table-cell table:style-name="ce74" table:formula="of:=[.F14]-[.E14]" office:value-type="float" office:value="13.3" calcext:value-type="float">
            <text:p>13.30</text:p>
          </table:table-cell>
          <table:table-cell table:style-name="ce74" table:formula="of:=[.G14]-[.F14]" office:value-type="float" office:value="4.48000000000002" calcext:value-type="float">
            <text:p>4.48</text:p>
          </table:table-cell>
          <table:table-cell table:style-name="ce74" table:formula="of:=[.H14]-[.G14]" office:value-type="float" office:value="0.0900000000000318" calcext:value-type="float">
            <text:p>0.09</text:p>
          </table:table-cell>
          <table:table-cell table:style-name="ce74" table:formula="of:=[.I14]-[.H14]" office:value-type="float" office:value="2.58999999999992" calcext:value-type="float">
            <text:p>2.59</text:p>
          </table:table-cell>
          <table:table-cell table:style-name="ce74" table:formula="of:=[.J14]-[.I14]" office:value-type="float" office:value="-4.41999999999996" calcext:value-type="float">
            <text:p>-4.4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.49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4.92" calcext:value-type="float">
            <text:p>774.92</text:p>
          </table:table-cell>
          <table:table-cell table:style-name="ce70" office:value-type="float" office:value="778.71" calcext:value-type="float">
            <text:p>778.71</text:p>
          </table:table-cell>
          <table:table-cell table:style-name="ce70" office:value-type="float" office:value="777.23" calcext:value-type="float">
            <text:p>777.23</text:p>
          </table:table-cell>
          <table:table-cell table:style-name="ce70" office:value-type="float" office:value="771.59" calcext:value-type="float">
            <text:p>771.59</text:p>
          </table:table-cell>
          <table:table-cell table:style-name="ce74" table:formula="of:=[.F15]-[.E15]" office:value-type="float" office:value="1.56999999999994" calcext:value-type="float">
            <text:p>1.57</text:p>
          </table:table-cell>
          <table:table-cell table:style-name="ce74" table:formula="of:=[.G15]-[.F15]" office:value-type="float" office:value="2.86000000000001" calcext:value-type="float">
            <text:p>2.86</text:p>
          </table:table-cell>
          <table:table-cell table:style-name="ce74" table:formula="of:=[.H15]-[.G15]" office:value-type="float" office:value="3.79000000000008" calcext:value-type="float">
            <text:p>3.79</text:p>
          </table:table-cell>
          <table:table-cell table:style-name="ce74" table:formula="of:=[.I15]-[.H15]" office:value-type="float" office:value="-1.48000000000002" calcext:value-type="float">
            <text:p>-1.48</text:p>
          </table:table-cell>
          <table:table-cell table:style-name="ce74" table:formula="of:=[.J15]-[.I15]" office:value-type="float" office:value="-5.63999999999999" calcext:value-type="float">
            <text:p>-5.6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6.02" calcext:value-type="float">
            <text:p>786.02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14" calcext:value-type="float">
            <text:p>789.14</text:p>
          </table:table-cell>
          <table:table-cell table:style-name="ce70" office:value-type="float" office:value="786.8" calcext:value-type="float">
            <text:p>786.80</text:p>
          </table:table-cell>
          <table:table-cell table:style-name="ce74" table:formula="of:=[.F16]-[.E16]" office:value-type="float" office:value="0.67999999999995" calcext:value-type="float">
            <text:p>0.68</text:p>
          </table:table-cell>
          <table:table-cell table:style-name="ce74" table:formula="of:=[.G16]-[.F16]" office:value-type="float" office:value="2.25999999999999" calcext:value-type="float">
            <text:p>2.26</text:p>
          </table:table-cell>
          <table:table-cell table:style-name="ce74" table:formula="of:=[.H16]-[.G16]" office:value-type="float" office:value="0.240000000000009" calcext:value-type="float">
            <text:p>0.24</text:p>
          </table:table-cell>
          <table:table-cell table:style-name="ce74" table:formula="of:=[.I16]-[.H16]" office:value-type="float" office:value="0.620000000000005" calcext:value-type="float">
            <text:p>0.62</text:p>
          </table:table-cell>
          <table:table-cell table:style-name="ce74" table:formula="of:=[.J16]-[.I16]" office:value-type="float" office:value="-2.34000000000003" calcext:value-type="float">
            <text:p>-2.3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.46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87.56" calcext:value-type="float">
            <text:p>787.56</text:p>
          </table:table-cell>
          <table:table-cell table:style-name="ce70" office:value-type="float" office:value="788.46" calcext:value-type="float">
            <text:p>788.46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4" table:formula="of:=[.F17]-[.E17]" office:value-type="float" office:value="1.59999999999991" calcext:value-type="float">
            <text:p>1.60</text:p>
          </table:table-cell>
          <table:table-cell table:style-name="ce74" table:formula="of:=[.G17]-[.F17]" office:value-type="float" office:value="5.5" calcext:value-type="float">
            <text:p>5.50</text:p>
          </table:table-cell>
          <table:table-cell table:style-name="ce74" table:formula="of:=[.H17]-[.G17]" office:value-type="float" office:value="0.900000000000091" calcext:value-type="float">
            <text:p>0.90</text:p>
          </table:table-cell>
          <table:table-cell table:style-name="ce74" table:formula="of:=[.I17]-[.H17]" office:value-type="float" office:value="-3.12" calcext:value-type="float">
            <text:p>-3.12</text:p>
          </table:table-cell>
          <table:table-cell table:style-name="ce74" table:formula="of:=[.J17]-[.I17]" office:value-type="float" office:value="-4.16000000000008" calcext:value-type="float">
            <text:p>-4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.87</text:p>
          </table:table-cell>
          <table:table-cell table:style-name="ce70" office:value-type="float" office:value="770.54" calcext:value-type="float">
            <text:p>770.54</text:p>
          </table:table-cell>
          <table:table-cell table:style-name="ce70" office:value-type="float" office:value="773.13" calcext:value-type="float">
            <text:p>773.13</text:p>
          </table:table-cell>
          <table:table-cell table:style-name="ce70" office:value-type="float" office:value="773.21" calcext:value-type="float">
            <text:p>773.21</text:p>
          </table:table-cell>
          <table:table-cell table:style-name="ce70" office:value-type="float" office:value="773.33" calcext:value-type="float">
            <text:p>773.33</text:p>
          </table:table-cell>
          <table:table-cell table:style-name="ce70" office:value-type="float" office:value="772.24" calcext:value-type="float">
            <text:p>772.24</text:p>
          </table:table-cell>
          <table:table-cell table:style-name="ce74" table:formula="of:=[.F18]-[.E18]" office:value-type="float" office:value="-0.330000000000041" calcext:value-type="float">
            <text:p>-0.33</text:p>
          </table:table-cell>
          <table:table-cell table:style-name="ce74" table:formula="of:=[.G18]-[.F18]" office:value-type="float" office:value="2.59000000000003" calcext:value-type="float">
            <text:p>2.59</text:p>
          </table:table-cell>
          <table:table-cell table:style-name="ce74" table:formula="of:=[.H18]-[.G18]" office:value-type="float" office:value="0.0800000000000409" calcext:value-type="float">
            <text:p>0.08</text:p>
          </table:table-cell>
          <table:table-cell table:style-name="ce74" table:formula="of:=[.I18]-[.H18]" office:value-type="float" office:value="0.120000000000005" calcext:value-type="float">
            <text:p>0.12</text:p>
          </table:table-cell>
          <table:table-cell table:style-name="ce74" table:formula="of:=[.J18]-[.I18]" office:value-type="float" office:value="-1.09000000000003" calcext:value-type="float">
            <text:p>-1.0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.95</text:p>
          </table:table-cell>
          <table:table-cell table:number-columns-repeated="2" table:style-name="ce70" office:value-type="float" office:value="793" calcext:value-type="float">
            <text:p>793.0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5.74" calcext:value-type="float">
            <text:p>795.74</text:p>
          </table:table-cell>
          <table:table-cell table:style-name="ce70" office:value-type="float" office:value="793.05" calcext:value-type="float">
            <text:p>793.05</text:p>
          </table:table-cell>
          <table:table-cell table:style-name="ce74" table:formula="of:=[.F19]-[.E19]" office:value-type="float" office:value="2.04999999999995" calcext:value-type="float">
            <text:p>2.05</text:p>
          </table:table-cell>
          <table:table-cell table:style-name="ce74" table:formula="of:=[.G19]-[.F19]" office:value-type="float" office:value="0" calcext:value-type="float">
            <text:p>0.00</text:p>
          </table:table-cell>
          <table:table-cell table:style-name="ce74" table:formula="of:=[.H19]-[.G19]" office:value-type="float" office:value="1.57000000000005" calcext:value-type="float">
            <text:p>1.57</text:p>
          </table:table-cell>
          <table:table-cell table:style-name="ce74" table:formula="of:=[.I19]-[.H19]" office:value-type="float" office:value="1.16999999999996" calcext:value-type="float">
            <text:p>1.17</text:p>
          </table:table-cell>
          <table:table-cell table:style-name="ce74" table:formula="of:=[.J19]-[.I19]" office:value-type="float" office:value="-2.69000000000005" calcext:value-type="float">
            <text:p>-2.6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.71</text:p>
          </table:table-cell>
          <table:table-cell table:style-name="ce70" office:value-type="float" office:value="773.09" calcext:value-type="float">
            <text:p>773.09</text:p>
          </table:table-cell>
          <table:table-cell table:style-name="ce70" office:value-type="float" office:value="776.08" calcext:value-type="float">
            <text:p>776.08</text:p>
          </table:table-cell>
          <table:table-cell table:style-name="ce70" office:value-type="float" office:value="777.88" calcext:value-type="float">
            <text:p>777.88</text:p>
          </table:table-cell>
          <table:table-cell table:style-name="ce70" office:value-type="float" office:value="777.78" calcext:value-type="float">
            <text:p>777.78</text:p>
          </table:table-cell>
          <table:table-cell table:style-name="ce70" office:value-type="float" office:value="771.73" calcext:value-type="float">
            <text:p>771.73</text:p>
          </table:table-cell>
          <table:table-cell table:style-name="ce74" table:formula="of:=[.F20]-[.E20]" office:value-type="float" office:value="10.38" calcext:value-type="float">
            <text:p>10.38</text:p>
          </table:table-cell>
          <table:table-cell table:style-name="ce74" table:formula="of:=[.G20]-[.F20]" office:value-type="float" office:value="2.99000000000001" calcext:value-type="float">
            <text:p>2.99</text:p>
          </table:table-cell>
          <table:table-cell table:style-name="ce74" table:formula="of:=[.H20]-[.G20]" office:value-type="float" office:value="1.79999999999995" calcext:value-type="float">
            <text:p>1.80</text:p>
          </table:table-cell>
          <table:table-cell table:style-name="ce74" table:formula="of:=[.I20]-[.H20]" office:value-type="float" office:value="-0.100000000000023" calcext:value-type="float">
            <text:p>-0.10</text:p>
          </table:table-cell>
          <table:table-cell table:style-name="ce74" table:formula="of:=[.J20]-[.I20]" office:value-type="float" office:value="-6.04999999999995" calcext:value-type="float">
            <text:p>-6.0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.08</text:p>
          </table:table-cell>
          <table:table-cell table:style-name="ce70" office:value-type="float" office:value="782.41" calcext:value-type="float">
            <text:p>782.41</text:p>
          </table:table-cell>
          <table:table-cell table:style-name="ce70" office:value-type="float" office:value="786.33" calcext:value-type="float">
            <text:p>786.33</text:p>
          </table:table-cell>
          <table:table-cell table:style-name="ce70" office:value-type="float" office:value="787.02" calcext:value-type="float">
            <text:p>787.02</text:p>
          </table:table-cell>
          <table:table-cell table:style-name="ce70" office:value-type="float" office:value="786.98" calcext:value-type="float">
            <text:p>786.9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4" table:formula="of:=[.F21]-[.E21]" office:value-type="float" office:value="1.32999999999993" calcext:value-type="float">
            <text:p>1.33</text:p>
          </table:table-cell>
          <table:table-cell table:style-name="ce74" table:formula="of:=[.G21]-[.F21]" office:value-type="float" office:value="3.92000000000007" calcext:value-type="float">
            <text:p>3.92</text:p>
          </table:table-cell>
          <table:table-cell table:style-name="ce74" table:formula="of:=[.H21]-[.G21]" office:value-type="float" office:value="0.689999999999941" calcext:value-type="float">
            <text:p>0.69</text:p>
          </table:table-cell>
          <table:table-cell table:style-name="ce74" table:formula="of:=[.I21]-[.H21]" office:value-type="float" office:value="-0.0399999999999636" calcext:value-type="float">
            <text:p>-0.04</text:p>
          </table:table-cell>
          <table:table-cell table:style-name="ce74" table:formula="of:=[.J21]-[.I21]" office:value-type="float" office:value="-4.63" calcext:value-type="float">
            <text:p>-4.6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.40</text:p>
          </table:table-cell>
          <table:table-cell table:style-name="ce70" office:value-type="float" office:value="771.3" calcext:value-type="float">
            <text:p>771.30</text:p>
          </table:table-cell>
          <table:table-cell table:style-name="ce70" office:value-type="float" office:value="775.83" calcext:value-type="float">
            <text:p>775.83</text:p>
          </table:table-cell>
          <table:table-cell table:style-name="ce70" office:value-type="float" office:value="776.69" calcext:value-type="float">
            <text:p>776.69</text:p>
          </table:table-cell>
          <table:table-cell table:style-name="ce70" office:value-type="float" office:value="777.71" calcext:value-type="float">
            <text:p>777.71</text:p>
          </table:table-cell>
          <table:table-cell table:style-name="ce70" office:value-type="float" office:value="771.79" calcext:value-type="float">
            <text:p>771.79</text:p>
          </table:table-cell>
          <table:table-cell table:style-name="ce74" table:formula="of:=[.F22]-[.E22]" office:value-type="float" office:value="3.89999999999998" calcext:value-type="float">
            <text:p>3.90</text:p>
          </table:table-cell>
          <table:table-cell table:style-name="ce74" table:formula="of:=[.G22]-[.F22]" office:value-type="float" office:value="4.53000000000009" calcext:value-type="float">
            <text:p>4.53</text:p>
          </table:table-cell>
          <table:table-cell table:style-name="ce74" table:formula="of:=[.H22]-[.G22]" office:value-type="float" office:value="0.860000000000014" calcext:value-type="float">
            <text:p>0.86</text:p>
          </table:table-cell>
          <table:table-cell table:style-name="ce74" table:formula="of:=[.I22]-[.H22]" office:value-type="float" office:value="1.01999999999998" calcext:value-type="float">
            <text:p>1.02</text:p>
          </table:table-cell>
          <table:table-cell table:style-name="ce74" table:formula="of:=[.J22]-[.I22]" office:value-type="float" office:value="-5.92000000000007" calcext:value-type="float">
            <text:p>-5.9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8.74" calcext:value-type="float">
            <text:p>918.74</text:p>
          </table:table-cell>
          <table:table-cell table:style-name="ce70" office:value-type="float" office:value="702.8" calcext:value-type="float">
            <text:p>702.80</text:p>
          </table:table-cell>
          <table:table-cell table:style-name="ce70" office:value-type="float" office:value="923.18" calcext:value-type="float">
            <text:p>923.18</text:p>
          </table:table-cell>
          <table:table-cell table:style-name="ce70" office:value-type="float" office:value="921.98" calcext:value-type="float">
            <text:p>921.98</text:p>
          </table:table-cell>
          <table:table-cell table:style-name="ce70" office:value-type="float" office:value="916.92" calcext:value-type="float">
            <text:p>916.92</text:p>
          </table:table-cell>
          <table:table-cell table:style-name="ce74" table:formula="of:=[.F23]-[.E23]" office:value-type="float" office:value="4.88999999999999" calcext:value-type="float">
            <text:p>4.89</text:p>
          </table:table-cell>
          <table:table-cell table:style-name="ce74" table:formula="of:=[.G23]-[.F23]" office:value-type="float" office:value="-215.94" calcext:value-type="float">
            <text:p>-215.94</text:p>
          </table:table-cell>
          <table:table-cell table:style-name="ce74" table:formula="of:=[.H23]-[.G23]" office:value-type="float" office:value="220.38" calcext:value-type="float">
            <text:p>220.38</text:p>
          </table:table-cell>
          <table:table-cell table:style-name="ce74" table:formula="of:=[.I23]-[.H23]" office:value-type="float" office:value="-1.19999999999993" calcext:value-type="float">
            <text:p>-1.20</text:p>
          </table:table-cell>
          <table:table-cell table:style-name="ce74" table:formula="of:=[.J23]-[.I23]" office:value-type="float" office:value="-5.06000000000006" calcext:value-type="float">
            <text:p>-5.0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.89</text:p>
          </table:table-cell>
          <table:table-cell table:style-name="ce70" office:value-type="float" office:value="908.06" calcext:value-type="float">
            <text:p>908.06</text:p>
          </table:table-cell>
          <table:table-cell table:style-name="ce70" office:value-type="float" office:value="701.34" calcext:value-type="float">
            <text:p>701.34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3.44" calcext:value-type="float">
            <text:p>913.44</text:p>
          </table:table-cell>
          <table:table-cell table:style-name="ce70" office:value-type="float" office:value="909.29" calcext:value-type="float">
            <text:p>909.29</text:p>
          </table:table-cell>
          <table:table-cell table:style-name="ce74" table:formula="of:=[.F24]-[.E24]" office:value-type="float" office:value="1.16999999999996" calcext:value-type="float">
            <text:p>1.17</text:p>
          </table:table-cell>
          <table:table-cell table:style-name="ce74" table:formula="of:=[.G24]-[.F24]" office:value-type="float" office:value="-206.72" calcext:value-type="float">
            <text:p>-206.72</text:p>
          </table:table-cell>
          <table:table-cell table:style-name="ce74" table:formula="of:=[.H24]-[.G24]" office:value-type="float" office:value="212.51" calcext:value-type="float">
            <text:p>212.51</text:p>
          </table:table-cell>
          <table:table-cell table:style-name="ce74" table:formula="of:=[.I24]-[.H24]" office:value-type="float" office:value="-0.409999999999968" calcext:value-type="float">
            <text:p>-0.41</text:p>
          </table:table-cell>
          <table:table-cell table:style-name="ce74" table:formula="of:=[.J24]-[.I24]" office:value-type="float" office:value="-4.15000000000009" calcext:value-type="float">
            <text:p>-4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.13</text:p>
          </table:table-cell>
          <table:table-cell table:style-name="ce70" office:value-type="float" office:value="927.94" calcext:value-type="float">
            <text:p>927.94</text:p>
          </table:table-cell>
          <table:table-cell table:style-name="ce70" office:value-type="float" office:value="703.76" calcext:value-type="float">
            <text:p>703.76</text:p>
          </table:table-cell>
          <table:table-cell table:number-columns-repeated="2" table:style-name="ce70" office:value-type="float" office:value="929.28" calcext:value-type="float">
            <text:p>929.28</text:p>
          </table:table-cell>
          <table:table-cell table:style-name="ce70" office:value-type="float" office:value="928.3" calcext:value-type="float">
            <text:p>928.30</text:p>
          </table:table-cell>
          <table:table-cell table:style-name="ce74" table:formula="of:=[.F25]-[.E25]" office:value-type="float" office:value="-0.189999999999941" calcext:value-type="float">
            <text:p>-0.19</text:p>
          </table:table-cell>
          <table:table-cell table:style-name="ce74" table:formula="of:=[.G25]-[.F25]" office:value-type="float" office:value="-224.18" calcext:value-type="float">
            <text:p>-224.18</text:p>
          </table:table-cell>
          <table:table-cell table:style-name="ce74" table:formula="of:=[.H25]-[.G25]" office:value-type="float" office:value="225.52" calcext:value-type="float">
            <text:p>225.52</text:p>
          </table:table-cell>
          <table:table-cell table:style-name="ce74" table:formula="of:=[.I25]-[.H25]" office:value-type="float" office:value="0" calcext:value-type="float">
            <text:p>0.00</text:p>
          </table:table-cell>
          <table:table-cell table:style-name="ce74" table:formula="of:=[.J25]-[.I25]" office:value-type="float" office:value="-0.980000000000018" calcext:value-type="float">
            <text:p>-0.9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.45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4.92" calcext:value-type="float">
            <text:p>794.92</text:p>
          </table:table-cell>
          <table:table-cell table:style-name="ce70" office:value-type="float" office:value="796.46" calcext:value-type="float">
            <text:p>796.46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0" office:value-type="float" office:value="792.06" calcext:value-type="float">
            <text:p>792.06</text:p>
          </table:table-cell>
          <table:table-cell table:style-name="ce74" table:formula="of:=[.F26]-[.E26]" office:value-type="float" office:value="-3.63" calcext:value-type="float">
            <text:p>-3.63</text:p>
          </table:table-cell>
          <table:table-cell table:style-name="ce74" table:formula="of:=[.G26]-[.F26]" office:value-type="float" office:value="4.09999999999991" calcext:value-type="float">
            <text:p>4.10</text:p>
          </table:table-cell>
          <table:table-cell table:style-name="ce74" table:formula="of:=[.H26]-[.G26]" office:value-type="float" office:value="1.54000000000008" calcext:value-type="float">
            <text:p>1.54</text:p>
          </table:table-cell>
          <table:table-cell table:style-name="ce74" table:formula="of:=[.I26]-[.H26]" office:value-type="float" office:value="0.490000000000009" calcext:value-type="float">
            <text:p>0.49</text:p>
          </table:table-cell>
          <table:table-cell table:style-name="ce74" table:formula="of:=[.J26]-[.I26]" office:value-type="float" office:value="-4.8900000000001" calcext:value-type="float">
            <text:p>-4.8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4.96" calcext:value-type="float">
            <text:p>794.96</text:p>
          </table:table-cell>
          <table:table-cell table:style-name="ce70" office:value-type="float" office:value="799.08" calcext:value-type="float">
            <text:p>799.08</text:p>
          </table:table-cell>
          <table:table-cell table:style-name="ce70" office:value-type="float" office:value="799.42" calcext:value-type="float">
            <text:p>799.42</text:p>
          </table:table-cell>
          <table:table-cell table:style-name="ce70" office:value-type="float" office:value="799.1" calcext:value-type="float">
            <text:p>799.1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4" table:formula="of:=[.F27]-[.E27]" office:value-type="float" office:value="0.440000000000055" calcext:value-type="float">
            <text:p>0.44</text:p>
          </table:table-cell>
          <table:table-cell table:style-name="ce74" table:formula="of:=[.G27]-[.F27]" office:value-type="float" office:value="4.12" calcext:value-type="float">
            <text:p>4.12</text:p>
          </table:table-cell>
          <table:table-cell table:style-name="ce74" table:formula="of:=[.H27]-[.G27]" office:value-type="float" office:value="0.339999999999918" calcext:value-type="float">
            <text:p>0.34</text:p>
          </table:table-cell>
          <table:table-cell table:style-name="ce74" table:formula="of:=[.I27]-[.H27]" office:value-type="float" office:value="-0.319999999999936" calcext:value-type="float">
            <text:p>-0.32</text:p>
          </table:table-cell>
          <table:table-cell table:style-name="ce74" table:formula="of:=[.J27]-[.I27]" office:value-type="float" office:value="-4.58000000000004" calcext:value-type="float">
            <text:p>-4.5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.53</text:p>
          </table:table-cell>
          <table:table-cell table:style-name="ce70" office:value-type="float" office:value="789.83" calcext:value-type="float">
            <text:p>789.83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89.16" calcext:value-type="float">
            <text:p>789.16</text:p>
          </table:table-cell>
          <table:table-cell table:style-name="ce74" table:formula="of:=[.F28]-[.E28]" office:value-type="float" office:value="5.30000000000007" calcext:value-type="float">
            <text:p>5.30</text:p>
          </table:table-cell>
          <table:table-cell table:style-name="ce74" table:formula="of:=[.G28]-[.F28]" office:value-type="float" office:value="3" calcext:value-type="float">
            <text:p>3.00</text:p>
          </table:table-cell>
          <table:table-cell table:style-name="ce74" table:formula="of:=[.H28]-[.G28]" office:value-type="float" office:value="0.529999999999973" calcext:value-type="float">
            <text:p>0.53</text:p>
          </table:table-cell>
          <table:table-cell table:style-name="ce74" table:formula="of:=[.I28]-[.H28]" office:value-type="float" office:value="0.939999999999941" calcext:value-type="float">
            <text:p>0.94</text:p>
          </table:table-cell>
          <table:table-cell table:style-name="ce74" table:formula="of:=[.J28]-[.I28]" office:value-type="float" office:value="-5.13999999999999" calcext:value-type="float">
            <text:p>-5.1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.6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0" office:value-type="float" office:value="783.73" calcext:value-type="float">
            <text:p>783.73</text:p>
          </table:table-cell>
          <table:table-cell table:style-name="ce70" office:value-type="float" office:value="785.84" calcext:value-type="float">
            <text:p>785.84</text:p>
          </table:table-cell>
          <table:table-cell table:style-name="ce70" office:value-type="float" office:value="785.46" calcext:value-type="float">
            <text:p>785.46</text:p>
          </table:table-cell>
          <table:table-cell table:style-name="ce70" office:value-type="float" office:value="781.14" calcext:value-type="float">
            <text:p>781.14</text:p>
          </table:table-cell>
          <table:table-cell table:style-name="ce74" table:formula="of:=[.F29]-[.E29]" office:value-type="float" office:value="7.67000000000007" calcext:value-type="float">
            <text:p>7.67</text:p>
          </table:table-cell>
          <table:table-cell table:style-name="ce74" table:formula="of:=[.G29]-[.F29]" office:value-type="float" office:value="1.38" calcext:value-type="float">
            <text:p>1.38</text:p>
          </table:table-cell>
          <table:table-cell table:style-name="ce74" table:formula="of:=[.H29]-[.G29]" office:value-type="float" office:value="2.11000000000001" calcext:value-type="float">
            <text:p>2.11</text:p>
          </table:table-cell>
          <table:table-cell table:style-name="ce74" table:formula="of:=[.I29]-[.H29]" office:value-type="float" office:value="-0.379999999999995" calcext:value-type="float">
            <text:p>-0.38</text:p>
          </table:table-cell>
          <table:table-cell table:style-name="ce74" table:formula="of:=[.J29]-[.I29]" office:value-type="float" office:value="-4.32000000000005" calcext:value-type="float">
            <text:p>-4.3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0" office:value-type="float" office:value="779.76" calcext:value-type="float">
            <text:p>779.76</text:p>
          </table:table-cell>
          <table:table-cell table:style-name="ce70" office:value-type="float" office:value="783.3" calcext:value-type="float">
            <text:p>783.30</text:p>
          </table:table-cell>
          <table:table-cell table:number-columns-repeated="2" table:style-name="ce70" office:value-type="float" office:value="785.8" calcext:value-type="float">
            <text:p>785.80</text:p>
          </table:table-cell>
          <table:table-cell table:style-name="ce70" office:value-type="float" office:value="783.3" calcext:value-type="float">
            <text:p>783.30</text:p>
          </table:table-cell>
          <table:table-cell table:style-name="ce74" table:formula="of:=[.F30]-[.E30]" office:value-type="float" office:value="4.34000000000003" calcext:value-type="float">
            <text:p>4.34</text:p>
          </table:table-cell>
          <table:table-cell table:style-name="ce74" table:formula="of:=[.G30]-[.F30]" office:value-type="float" office:value="3.53999999999996" calcext:value-type="float">
            <text:p>3.54</text:p>
          </table:table-cell>
          <table:table-cell table:style-name="ce74" table:formula="of:=[.H30]-[.G30]" office:value-type="float" office:value="2.5" calcext:value-type="float">
            <text:p>2.50</text:p>
          </table:table-cell>
          <table:table-cell table:style-name="ce74" table:formula="of:=[.I30]-[.H30]" office:value-type="float" office:value="0" calcext:value-type="float">
            <text:p>0.00</text:p>
          </table:table-cell>
          <table:table-cell table:style-name="ce74" table:formula="of:=[.J30]-[.I30]" office:value-type="float" office:value="-2.5" calcext:value-type="float">
            <text:p>-2.5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46" calcext:value-type="float">
            <text:p>790.46</text:p>
          </table:table-cell>
          <table:table-cell table:style-name="ce70" office:value-type="float" office:value="794.16" calcext:value-type="float">
            <text:p>794.16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86.62" calcext:value-type="float">
            <text:p>786.62</text:p>
          </table:table-cell>
          <table:table-cell table:style-name="ce74" table:formula="of:=[.F31]-[.E31]" office:value-type="float" office:value="2.10000000000002" calcext:value-type="float">
            <text:p>2.10</text:p>
          </table:table-cell>
          <table:table-cell table:style-name="ce74" table:formula="of:=[.G31]-[.F31]" office:value-type="float" office:value="3.69999999999993" calcext:value-type="float">
            <text:p>3.70</text:p>
          </table:table-cell>
          <table:table-cell table:style-name="ce74" table:formula="of:=[.H31]-[.G31]" office:value-type="float" office:value="0.360000000000014" calcext:value-type="float">
            <text:p>0.36</text:p>
          </table:table-cell>
          <table:table-cell table:style-name="ce74" table:formula="of:=[.I31]-[.H31]" office:value-type="float" office:value="-1.15999999999997" calcext:value-type="float">
            <text:p>-1.16</text:p>
          </table:table-cell>
          <table:table-cell table:style-name="ce74" table:formula="of:=[.J31]-[.I31]" office:value-type="float" office:value="-6.74000000000001" calcext:value-type="float">
            <text:p>-6.7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.54</text:p>
          </table:table-cell>
          <table:table-cell table:style-name="ce70" office:value-type="float" office:value="784.08" calcext:value-type="float">
            <text:p>784.08</text:p>
          </table:table-cell>
          <table:table-cell table:style-name="ce70" office:value-type="float" office:value="789.74" calcext:value-type="float">
            <text:p>789.74</text:p>
          </table:table-cell>
          <table:table-cell table:style-name="ce70" office:value-type="float" office:value="789.8" calcext:value-type="float">
            <text:p>789.80</text:p>
          </table:table-cell>
          <table:table-cell table:style-name="ce70" office:value-type="float" office:value="788.58" calcext:value-type="float">
            <text:p>788.58</text:p>
          </table:table-cell>
          <table:table-cell table:style-name="ce70" office:value-type="float" office:value="788.12" calcext:value-type="float">
            <text:p>788.12</text:p>
          </table:table-cell>
          <table:table-cell table:style-name="ce74" table:formula="of:=[.F32]-[.E32]" office:value-type="float" office:value="2.54000000000008" calcext:value-type="float">
            <text:p>2.54</text:p>
          </table:table-cell>
          <table:table-cell table:style-name="ce74" table:formula="of:=[.G32]-[.F32]" office:value-type="float" office:value="5.65999999999997" calcext:value-type="float">
            <text:p>5.66</text:p>
          </table:table-cell>
          <table:table-cell table:style-name="ce74" table:formula="of:=[.H32]-[.G32]" office:value-type="float" office:value="0.0599999999999454" calcext:value-type="float">
            <text:p>0.06</text:p>
          </table:table-cell>
          <table:table-cell table:style-name="ce74" table:formula="of:=[.I32]-[.H32]" office:value-type="float" office:value="-1.21999999999991" calcext:value-type="float">
            <text:p>-1.22</text:p>
          </table:table-cell>
          <table:table-cell table:style-name="ce74" table:formula="of:=[.J32]-[.I32]" office:value-type="float" office:value="-0.460000000000036" calcext:value-type="float">
            <text:p>-0.4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.83</text:p>
          </table:table-cell>
          <table:table-cell table:style-name="ce70" office:value-type="float" office:value="771.39" calcext:value-type="float">
            <text:p>771.39</text:p>
          </table:table-cell>
          <table:table-cell table:style-name="ce70" office:value-type="float" office:value="773.46" calcext:value-type="float">
            <text:p>773.46</text:p>
          </table:table-cell>
          <table:table-cell table:style-name="ce70" office:value-type="float" office:value="776.71" calcext:value-type="float">
            <text:p>776.71</text:p>
          </table:table-cell>
          <table:table-cell table:style-name="ce70" office:value-type="float" office:value="773.53" calcext:value-type="float">
            <text:p>773.53</text:p>
          </table:table-cell>
          <table:table-cell table:style-name="ce70" office:value-type="float" office:value="773.16" calcext:value-type="float">
            <text:p>773.16</text:p>
          </table:table-cell>
          <table:table-cell table:style-name="ce74" table:formula="of:=[.F33]-[.E33]" office:value-type="float" office:value="7.55999999999995" calcext:value-type="float">
            <text:p>7.56</text:p>
          </table:table-cell>
          <table:table-cell table:style-name="ce74" table:formula="of:=[.G33]-[.F33]" office:value-type="float" office:value="2.07000000000005" calcext:value-type="float">
            <text:p>2.07</text:p>
          </table:table-cell>
          <table:table-cell table:style-name="ce74" table:formula="of:=[.H33]-[.G33]" office:value-type="float" office:value="3.25" calcext:value-type="float">
            <text:p>3.25</text:p>
          </table:table-cell>
          <table:table-cell table:style-name="ce74" table:formula="of:=[.I33]-[.H33]" office:value-type="float" office:value="-3.18000000000006" calcext:value-type="float">
            <text:p>-3.18</text:p>
          </table:table-cell>
          <table:table-cell table:style-name="ce74" table:formula="of:=[.J33]-[.I33]" office:value-type="float" office:value="-0.370000000000005" calcext:value-type="float">
            <text:p>-0.3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.60</text:p>
          </table:table-cell>
          <table:table-cell table:style-name="ce70" office:value-type="float" office:value="802.84" calcext:value-type="float">
            <text:p>802.84</text:p>
          </table:table-cell>
          <table:table-cell table:style-name="ce70" office:value-type="float" office:value="808.37" calcext:value-type="float">
            <text:p>808.37</text:p>
          </table:table-cell>
          <table:table-cell table:style-name="ce70" office:value-type="float" office:value="805.43" calcext:value-type="float">
            <text:p>805.43</text:p>
          </table:table-cell>
          <table:table-cell table:style-name="ce70" office:value-type="float" office:value="806.27" calcext:value-type="float">
            <text:p>806.27</text:p>
          </table:table-cell>
          <table:table-cell table:style-name="ce70" office:value-type="float" office:value="799.19" calcext:value-type="float">
            <text:p>799.19</text:p>
          </table:table-cell>
          <table:table-cell table:style-name="ce74" table:formula="of:=[.F34]-[.E34]" office:value-type="float" office:value="1.24000000000001" calcext:value-type="float">
            <text:p>1.24</text:p>
          </table:table-cell>
          <table:table-cell table:style-name="ce74" table:formula="of:=[.G34]-[.F34]" office:value-type="float" office:value="5.52999999999997" calcext:value-type="float">
            <text:p>5.53</text:p>
          </table:table-cell>
          <table:table-cell table:style-name="ce74" table:formula="of:=[.H34]-[.G34]" office:value-type="float" office:value="-2.94000000000005" calcext:value-type="float">
            <text:p>-2.94</text:p>
          </table:table-cell>
          <table:table-cell table:style-name="ce74" table:formula="of:=[.I34]-[.H34]" office:value-type="float" office:value="0.840000000000032" calcext:value-type="float">
            <text:p>0.84</text:p>
          </table:table-cell>
          <table:table-cell table:style-name="ce74" table:formula="of:=[.J34]-[.I34]" office:value-type="float" office:value="-7.07999999999993" calcext:value-type="float">
            <text:p>-7.0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.04</text:p>
          </table:table-cell>
          <table:table-cell table:style-name="ce70" office:value-type="float" office:value="892.1" calcext:value-type="float">
            <text:p>892.10</text:p>
          </table:table-cell>
          <table:table-cell table:style-name="ce70" office:value-type="float" office:value="733.56" calcext:value-type="float">
            <text:p>733.56</text:p>
          </table:table-cell>
          <table:table-cell table:style-name="ce70" office:value-type="float" office:value="892.91" calcext:value-type="float">
            <text:p>892.91</text:p>
          </table:table-cell>
          <table:table-cell table:style-name="ce70" office:value-type="float" office:value="898.68" calcext:value-type="float">
            <text:p>898.68</text:p>
          </table:table-cell>
          <table:table-cell table:style-name="ce70" office:value-type="float" office:value="893.04" calcext:value-type="float">
            <text:p>893.04</text:p>
          </table:table-cell>
          <table:table-cell table:style-name="ce74" table:formula="of:=[.F35]-[.E35]" office:value-type="float" office:value="5.06000000000006" calcext:value-type="float">
            <text:p>5.06</text:p>
          </table:table-cell>
          <table:table-cell table:style-name="ce74" table:formula="of:=[.G35]-[.F35]" office:value-type="float" office:value="-158.54" calcext:value-type="float">
            <text:p>-158.54</text:p>
          </table:table-cell>
          <table:table-cell table:style-name="ce74" table:formula="of:=[.H35]-[.G35]" office:value-type="float" office:value="159.35" calcext:value-type="float">
            <text:p>159.35</text:p>
          </table:table-cell>
          <table:table-cell table:style-name="ce74" table:formula="of:=[.I35]-[.H35]" office:value-type="float" office:value="5.76999999999998" calcext:value-type="float">
            <text:p>5.77</text:p>
          </table:table-cell>
          <table:table-cell table:style-name="ce74" table:formula="of:=[.J35]-[.I35]" office:value-type="float" office:value="-5.63999999999999" calcext:value-type="float">
            <text:p>-5.6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.23</text:p>
          </table:table-cell>
          <table:table-cell table:style-name="ce70" office:value-type="float" office:value="781.31" calcext:value-type="float">
            <text:p>781.31</text:p>
          </table:table-cell>
          <table:table-cell table:style-name="ce70" office:value-type="float" office:value="782.94" calcext:value-type="float">
            <text:p>782.94</text:p>
          </table:table-cell>
          <table:table-cell table:style-name="ce70" office:value-type="float" office:value="785.31" calcext:value-type="float">
            <text:p>785.31</text:p>
          </table:table-cell>
          <table:table-cell table:style-name="ce70" office:value-type="float" office:value="784.1" calcext:value-type="float">
            <text:p>784.10</text:p>
          </table:table-cell>
          <table:table-cell table:style-name="ce70" office:value-type="float" office:value="781.79" calcext:value-type="float">
            <text:p>781.79</text:p>
          </table:table-cell>
          <table:table-cell table:style-name="ce74" table:formula="of:=[.F36]-[.E36]" office:value-type="float" office:value="14.0799999999999" calcext:value-type="float">
            <text:p>14.08</text:p>
          </table:table-cell>
          <table:table-cell table:style-name="ce74" table:formula="of:=[.G36]-[.F36]" office:value-type="float" office:value="1.63000000000011" calcext:value-type="float">
            <text:p>1.63</text:p>
          </table:table-cell>
          <table:table-cell table:style-name="ce74" table:formula="of:=[.H36]-[.G36]" office:value-type="float" office:value="2.36999999999989" calcext:value-type="float">
            <text:p>2.37</text:p>
          </table:table-cell>
          <table:table-cell table:style-name="ce74" table:formula="of:=[.I36]-[.H36]" office:value-type="float" office:value="-1.20999999999992" calcext:value-type="float">
            <text:p>-1.21</text:p>
          </table:table-cell>
          <table:table-cell table:style-name="ce74" table:formula="of:=[.J36]-[.I36]" office:value-type="float" office:value="-2.31000000000006" calcext:value-type="float">
            <text:p>-2.3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.18</text:p>
          </table:table-cell>
          <table:table-cell table:style-name="ce70" office:value-type="float" office:value="788.53" calcext:value-type="float">
            <text:p>788.53</text:p>
          </table:table-cell>
          <table:table-cell table:style-name="ce70" office:value-type="float" office:value="790.35" calcext:value-type="float">
            <text:p>790.35</text:p>
          </table:table-cell>
          <table:table-cell table:style-name="ce70" office:value-type="float" office:value="791.68" calcext:value-type="float">
            <text:p>791.68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80.17" calcext:value-type="float">
            <text:p>780.17</text:p>
          </table:table-cell>
          <table:table-cell table:style-name="ce74" table:formula="of:=[.F37]-[.E37]" office:value-type="float" office:value="6.35000000000002" calcext:value-type="float">
            <text:p>6.35</text:p>
          </table:table-cell>
          <table:table-cell table:style-name="ce74" table:formula="of:=[.G37]-[.F37]" office:value-type="float" office:value="1.82000000000005" calcext:value-type="float">
            <text:p>1.82</text:p>
          </table:table-cell>
          <table:table-cell table:style-name="ce74" table:formula="of:=[.H37]-[.G37]" office:value-type="float" office:value="1.32999999999993" calcext:value-type="float">
            <text:p>1.33</text:p>
          </table:table-cell>
          <table:table-cell table:style-name="ce74" table:formula="of:=[.I37]-[.H37]" office:value-type="float" office:value="1.15000000000009" calcext:value-type="float">
            <text:p>1.15</text:p>
          </table:table-cell>
          <table:table-cell table:style-name="ce74" table:formula="of:=[.J37]-[.I37]" office:value-type="float" office:value="-12.6600000000001" calcext:value-type="float">
            <text:p>-12.6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.64</text:p>
          </table:table-cell>
          <table:table-cell table:style-name="ce70" office:value-type="float" office:value="772.33" calcext:value-type="float">
            <text:p>772.33</text:p>
          </table:table-cell>
          <table:table-cell table:style-name="ce70" office:value-type="float" office:value="775.47" calcext:value-type="float">
            <text:p>775.47</text:p>
          </table:table-cell>
          <table:table-cell table:style-name="ce70" office:value-type="float" office:value="776.07" calcext:value-type="float">
            <text:p>776.07</text:p>
          </table:table-cell>
          <table:table-cell table:style-name="ce70" office:value-type="float" office:value="777.26" calcext:value-type="float">
            <text:p>777.26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4" table:formula="of:=[.F38]-[.E38]" office:value-type="float" office:value="10.6900000000001" calcext:value-type="float">
            <text:p>10.69</text:p>
          </table:table-cell>
          <table:table-cell table:style-name="ce74" table:formula="of:=[.G38]-[.F38]" office:value-type="float" office:value="3.13999999999999" calcext:value-type="float">
            <text:p>3.14</text:p>
          </table:table-cell>
          <table:table-cell table:style-name="ce74" table:formula="of:=[.H38]-[.G38]" office:value-type="float" office:value="0.600000000000023" calcext:value-type="float">
            <text:p>0.60</text:p>
          </table:table-cell>
          <table:table-cell table:style-name="ce74" table:formula="of:=[.I38]-[.H38]" office:value-type="float" office:value="1.18999999999994" calcext:value-type="float">
            <text:p>1.19</text:p>
          </table:table-cell>
          <table:table-cell table:style-name="ce74" table:formula="of:=[.J38]-[.I38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.97</text:p>
          </table:table-cell>
          <table:table-cell table:style-name="ce70" office:value-type="float" office:value="782.75" calcext:value-type="float">
            <text:p>782.75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25" calcext:value-type="float">
            <text:p>788.25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4" table:formula="of:=[.F39]-[.E39]" office:value-type="float" office:value="3.77999999999997" calcext:value-type="float">
            <text:p>3.78</text:p>
          </table:table-cell>
          <table:table-cell table:style-name="ce74" table:formula="of:=[.G39]-[.F39]" office:value-type="float" office:value="5.02999999999997" calcext:value-type="float">
            <text:p>5.03</text:p>
          </table:table-cell>
          <table:table-cell table:style-name="ce74" table:formula="of:=[.H39]-[.G39]" office:value-type="float" office:value="0.5" calcext:value-type="float">
            <text:p>0.50</text:p>
          </table:table-cell>
          <table:table-cell table:style-name="ce74" table:formula="of:=[.I39]-[.H39]" office:value-type="float" office:value="-0.0299999999999727" calcext:value-type="float">
            <text:p>-0.03</text:p>
          </table:table-cell>
          <table:table-cell table:style-name="ce74" table:formula="of:=[.J39]-[.I39]" office:value-type="float" office:value="-8.12" calcext:value-type="float">
            <text:p>-8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.88</text:p>
          </table:table-cell>
          <table:table-cell table:style-name="ce70" office:value-type="float" office:value="787.08" calcext:value-type="float">
            <text:p>787.08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32" calcext:value-type="float">
            <text:p>790.32</text:p>
          </table:table-cell>
          <table:table-cell table:style-name="ce70" office:value-type="float" office:value="790.12" calcext:value-type="float">
            <text:p>790.12</text:p>
          </table:table-cell>
          <table:table-cell table:style-name="ce70" office:value-type="float" office:value="787.38" calcext:value-type="float">
            <text:p>787.38</text:p>
          </table:table-cell>
          <table:table-cell table:style-name="ce74" table:formula="of:=[.F40]-[.E40]" office:value-type="float" office:value="3.20000000000005" calcext:value-type="float">
            <text:p>3.20</text:p>
          </table:table-cell>
          <table:table-cell table:style-name="ce74" table:formula="of:=[.G40]-[.F40]" office:value-type="float" office:value="1.27999999999997" calcext:value-type="float">
            <text:p>1.28</text:p>
          </table:table-cell>
          <table:table-cell table:style-name="ce74" table:formula="of:=[.H40]-[.G40]" office:value-type="float" office:value="1.96000000000004" calcext:value-type="float">
            <text:p>1.96</text:p>
          </table:table-cell>
          <table:table-cell table:style-name="ce74" table:formula="of:=[.I40]-[.H40]" office:value-type="float" office:value="-0.200000000000045" calcext:value-type="float">
            <text:p>-0.20</text:p>
          </table:table-cell>
          <table:table-cell table:style-name="ce74" table:formula="of:=[.J40]-[.I40]" office:value-type="float" office:value="-2.74000000000001" calcext:value-type="float">
            <text:p>-2.7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.15</text:p>
          </table:table-cell>
          <table:table-cell table:style-name="ce70" office:value-type="float" office:value="782.05" calcext:value-type="float">
            <text:p>782.05</text:p>
          </table:table-cell>
          <table:table-cell table:style-name="ce70" office:value-type="float" office:value="785.45" calcext:value-type="float">
            <text:p>785.45</text:p>
          </table:table-cell>
          <table:table-cell table:style-name="ce70" office:value-type="float" office:value="789.26" calcext:value-type="float">
            <text:p>789.26</text:p>
          </table:table-cell>
          <table:table-cell table:style-name="ce70" office:value-type="float" office:value="789.71" calcext:value-type="float">
            <text:p>789.71</text:p>
          </table:table-cell>
          <table:table-cell table:style-name="ce70" office:value-type="float" office:value="801.53" calcext:value-type="float">
            <text:p>801.53</text:p>
          </table:table-cell>
          <table:table-cell table:style-name="ce74" table:formula="of:=[.F41]-[.E41]" office:value-type="float" office:value="2.89999999999998" calcext:value-type="float">
            <text:p>2.90</text:p>
          </table:table-cell>
          <table:table-cell table:style-name="ce74" table:formula="of:=[.G41]-[.F41]" office:value-type="float" office:value="3.40000000000009" calcext:value-type="float">
            <text:p>3.40</text:p>
          </table:table-cell>
          <table:table-cell table:style-name="ce74" table:formula="of:=[.H41]-[.G41]" office:value-type="float" office:value="3.80999999999995" calcext:value-type="float">
            <text:p>3.81</text:p>
          </table:table-cell>
          <table:table-cell table:style-name="ce74" table:formula="of:=[.I41]-[.H41]" office:value-type="float" office:value="0.450000000000046" calcext:value-type="float">
            <text:p>0.45</text:p>
          </table:table-cell>
          <table:table-cell table:style-name="ce74" table:formula="of:=[.J41]-[.I41]" office:value-type="float" office:value="11.8199999999999" calcext:value-type="float">
            <text:p>11.8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.18</text:p>
          </table:table-cell>
          <table:table-cell table:style-name="ce70" office:value-type="float" office:value="793.96" calcext:value-type="float">
            <text:p>793.96</text:p>
          </table:table-cell>
          <table:table-cell table:style-name="ce70" office:value-type="float" office:value="800.64" calcext:value-type="float">
            <text:p>800.64</text:p>
          </table:table-cell>
          <table:table-cell table:style-name="ce70" office:value-type="float" office:value="802.32" calcext:value-type="float">
            <text:p>802.32</text:p>
          </table:table-cell>
          <table:table-cell table:style-name="ce70" office:value-type="float" office:value="804.18" calcext:value-type="float">
            <text:p>804.18</text:p>
          </table:table-cell>
          <table:table-cell table:style-name="ce70" office:value-type="float" office:value="788.33" calcext:value-type="float">
            <text:p>788.33</text:p>
          </table:table-cell>
          <table:table-cell table:style-name="ce74" table:formula="of:=[.F42]-[.E42]" office:value-type="float" office:value="-3.21999999999991" calcext:value-type="float">
            <text:p>-3.22</text:p>
          </table:table-cell>
          <table:table-cell table:style-name="ce74" table:formula="of:=[.G42]-[.F42]" office:value-type="float" office:value="6.67999999999995" calcext:value-type="float">
            <text:p>6.68</text:p>
          </table:table-cell>
          <table:table-cell table:style-name="ce74" table:formula="of:=[.H42]-[.G42]" office:value-type="float" office:value="1.68000000000006" calcext:value-type="float">
            <text:p>1.68</text:p>
          </table:table-cell>
          <table:table-cell table:style-name="ce74" table:formula="of:=[.I42]-[.H42]" office:value-type="float" office:value="1.8599999999999" calcext:value-type="float">
            <text:p>1.86</text:p>
          </table:table-cell>
          <table:table-cell table:style-name="ce74" table:formula="of:=[.J42]-[.I42]" office:value-type="float" office:value="-15.8499999999999" calcext:value-type="float">
            <text:p>-15.8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.60</text:p>
          </table:table-cell>
          <table:table-cell table:style-name="ce70" office:value-type="float" office:value="775.04" calcext:value-type="float">
            <text:p>775.04</text:p>
          </table:table-cell>
          <table:table-cell table:style-name="ce70" office:value-type="float" office:value="780.24" calcext:value-type="float">
            <text:p>780.24</text:p>
          </table:table-cell>
          <table:table-cell table:style-name="ce70" office:value-type="float" office:value="785.16" calcext:value-type="float">
            <text:p>785.16</text:p>
          </table:table-cell>
          <table:table-cell table:style-name="ce70" office:value-type="float" office:value="782.8" calcext:value-type="float">
            <text:p>782.80</text:p>
          </table:table-cell>
          <table:table-cell table:style-name="ce70" office:value-type="float" office:value="778.5" calcext:value-type="float">
            <text:p>778.50</text:p>
          </table:table-cell>
          <table:table-cell table:style-name="ce74" table:formula="of:=[.F43]-[.E43]" office:value-type="float" office:value="-0.560000000000059" calcext:value-type="float">
            <text:p>-0.56</text:p>
          </table:table-cell>
          <table:table-cell table:style-name="ce74" table:formula="of:=[.G43]-[.F43]" office:value-type="float" office:value="5.20000000000005" calcext:value-type="float">
            <text:p>5.20</text:p>
          </table:table-cell>
          <table:table-cell table:style-name="ce74" table:formula="of:=[.H43]-[.G43]" office:value-type="float" office:value="4.91999999999996" calcext:value-type="float">
            <text:p>4.92</text:p>
          </table:table-cell>
          <table:table-cell table:style-name="ce74" table:formula="of:=[.I43]-[.H43]" office:value-type="float" office:value="-2.36000000000001" calcext:value-type="float">
            <text:p>-2.36</text:p>
          </table:table-cell>
          <table:table-cell table:style-name="ce74" table:formula="of:=[.J43]-[.I43]" office:value-type="float" office:value="-4.29999999999995" calcext:value-type="float">
            <text:p>-4.3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05.15" calcext:value-type="float">
            <text:p>805.15</text:p>
          </table:table-cell>
          <table:table-cell table:style-name="ce70" office:value-type="float" office:value="813.23" calcext:value-type="float">
            <text:p>813.23</text:p>
          </table:table-cell>
          <table:table-cell table:style-name="ce70" office:value-type="float" office:value="812.48" calcext:value-type="float">
            <text:p>812.48</text:p>
          </table:table-cell>
          <table:table-cell table:style-name="ce70" office:value-type="float" office:value="813.63" calcext:value-type="float">
            <text:p>813.63</text:p>
          </table:table-cell>
          <table:table-cell table:style-name="ce70" office:value-type="float" office:value="809.95" calcext:value-type="float">
            <text:p>809.95</text:p>
          </table:table-cell>
          <table:table-cell table:style-name="ce74" table:formula="of:=[.F44]-[.E44]" office:value-type="float" office:value="-2.25" calcext:value-type="float">
            <text:p>-2.25</text:p>
          </table:table-cell>
          <table:table-cell table:style-name="ce74" table:formula="of:=[.G44]-[.F44]" office:value-type="float" office:value="8.08000000000004" calcext:value-type="float">
            <text:p>8.08</text:p>
          </table:table-cell>
          <table:table-cell table:style-name="ce74" table:formula="of:=[.H44]-[.G44]" office:value-type="float" office:value="-0.75" calcext:value-type="float">
            <text:p>-0.75</text:p>
          </table:table-cell>
          <table:table-cell table:style-name="ce74" table:formula="of:=[.I44]-[.H44]" office:value-type="float" office:value="1.14999999999998" calcext:value-type="float">
            <text:p>1.15</text:p>
          </table:table-cell>
          <table:table-cell table:style-name="ce74" table:formula="of:=[.J44]-[.I44]" office:value-type="float" office:value="-3.67999999999995" calcext:value-type="float">
            <text:p>-3.6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.09</text:p>
          </table:table-cell>
          <table:table-cell table:style-name="ce70" office:value-type="float" office:value="760.87" calcext:value-type="float">
            <text:p>760.87</text:p>
          </table:table-cell>
          <table:table-cell table:style-name="ce70" office:value-type="float" office:value="765.89" calcext:value-type="float">
            <text:p>765.89</text:p>
          </table:table-cell>
          <table:table-cell table:style-name="ce70" office:value-type="float" office:value="766.24" calcext:value-type="float">
            <text:p>766.24</text:p>
          </table:table-cell>
          <table:table-cell table:style-name="ce70" office:value-type="float" office:value="768.13" calcext:value-type="float">
            <text:p>768.13</text:p>
          </table:table-cell>
          <table:table-cell table:style-name="ce70" office:value-type="float" office:value="768.46" calcext:value-type="float">
            <text:p>768.46</text:p>
          </table:table-cell>
          <table:table-cell table:style-name="ce74" table:formula="of:=[.F45]-[.E45]" office:value-type="float" office:value="3.77999999999997" calcext:value-type="float">
            <text:p>3.78</text:p>
          </table:table-cell>
          <table:table-cell table:style-name="ce74" table:formula="of:=[.G45]-[.F45]" office:value-type="float" office:value="5.01999999999998" calcext:value-type="float">
            <text:p>5.02</text:p>
          </table:table-cell>
          <table:table-cell table:style-name="ce74" table:formula="of:=[.H45]-[.G45]" office:value-type="float" office:value="0.350000000000023" calcext:value-type="float">
            <text:p>0.35</text:p>
          </table:table-cell>
          <table:table-cell table:style-name="ce74" table:formula="of:=[.I45]-[.H45]" office:value-type="float" office:value="1.88999999999999" calcext:value-type="float">
            <text:p>1.89</text:p>
          </table:table-cell>
          <table:table-cell table:style-name="ce74" table:formula="of:=[.J45]-[.I45]" office:value-type="float" office:value="0.330000000000041" calcext:value-type="float">
            <text:p>0.3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.66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80.7" calcext:value-type="float">
            <text:p>780.70</text:p>
          </table:table-cell>
          <table:table-cell table:style-name="ce70" office:value-type="float" office:value="781.24" calcext:value-type="float">
            <text:p>781.24</text:p>
          </table:table-cell>
          <table:table-cell table:style-name="ce70" office:value-type="float" office:value="779" calcext:value-type="float">
            <text:p>779.00</text:p>
          </table:table-cell>
          <table:table-cell table:style-name="ce74" table:formula="of:=[.F46]-[.E46]" office:value-type="float" office:value="7.39999999999998" calcext:value-type="float">
            <text:p>7.40</text:p>
          </table:table-cell>
          <table:table-cell table:style-name="ce74" table:formula="of:=[.G46]-[.F46]" office:value-type="float" office:value="3.90000000000009" calcext:value-type="float">
            <text:p>3.90</text:p>
          </table:table-cell>
          <table:table-cell table:style-name="ce74" table:formula="of:=[.H46]-[.G46]" office:value-type="float" office:value="2.74000000000001" calcext:value-type="float">
            <text:p>2.74</text:p>
          </table:table-cell>
          <table:table-cell table:style-name="ce74" table:formula="of:=[.I46]-[.H46]" office:value-type="float" office:value="0.539999999999964" calcext:value-type="float">
            <text:p>0.54</text:p>
          </table:table-cell>
          <table:table-cell table:style-name="ce74" table:formula="of:=[.J46]-[.I46]" office:value-type="float" office:value="-2.24000000000001" calcext:value-type="float">
            <text:p>-2.2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.70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3.18" calcext:value-type="float">
            <text:p>773.18</text:p>
          </table:table-cell>
          <table:table-cell table:style-name="ce70" office:value-type="float" office:value="777.66" calcext:value-type="float">
            <text:p>777.66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0" office:value-type="float" office:value="776.76" calcext:value-type="float">
            <text:p>776.76</text:p>
          </table:table-cell>
          <table:table-cell table:style-name="ce74" table:formula="of:=[.F47]-[.E47]" office:value-type="float" office:value="17.3599999999999" calcext:value-type="float">
            <text:p>17.36</text:p>
          </table:table-cell>
          <table:table-cell table:style-name="ce74" table:formula="of:=[.G47]-[.F47]" office:value-type="float" office:value="1.12" calcext:value-type="float">
            <text:p>1.12</text:p>
          </table:table-cell>
          <table:table-cell table:style-name="ce74" table:formula="of:=[.H47]-[.G47]" office:value-type="float" office:value="4.48000000000002" calcext:value-type="float">
            <text:p>4.48</text:p>
          </table:table-cell>
          <table:table-cell table:style-name="ce74" table:formula="of:=[.I47]-[.H47]" office:value-type="float" office:value="0.980000000000018" calcext:value-type="float">
            <text:p>0.98</text:p>
          </table:table-cell>
          <table:table-cell table:style-name="ce74" table:formula="of:=[.J47]-[.I47]" office:value-type="float" office:value="-1.88" calcext:value-type="float">
            <text:p>-1.8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.46</text:p>
          </table:table-cell>
          <table:table-cell table:style-name="ce70" office:value-type="float" office:value="769.78" calcext:value-type="float">
            <text:p>769.78</text:p>
          </table:table-cell>
          <table:table-cell table:style-name="ce70" office:value-type="float" office:value="774.64" calcext:value-type="float">
            <text:p>774.64</text:p>
          </table:table-cell>
          <table:table-cell table:style-name="ce70" office:value-type="float" office:value="776.48" calcext:value-type="float">
            <text:p>776.48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76.36" calcext:value-type="float">
            <text:p>776.36</text:p>
          </table:table-cell>
          <table:table-cell table:style-name="ce74" table:formula="of:=[.F48]-[.E48]" office:value-type="float" office:value="5.31999999999994" calcext:value-type="float">
            <text:p>5.32</text:p>
          </table:table-cell>
          <table:table-cell table:style-name="ce74" table:formula="of:=[.G48]-[.F48]" office:value-type="float" office:value="4.86000000000001" calcext:value-type="float">
            <text:p>4.86</text:p>
          </table:table-cell>
          <table:table-cell table:style-name="ce74" table:formula="of:=[.H48]-[.G48]" office:value-type="float" office:value="1.84000000000003" calcext:value-type="float">
            <text:p>1.84</text:p>
          </table:table-cell>
          <table:table-cell table:style-name="ce74" table:formula="of:=[.I48]-[.H48]" office:value-type="float" office:value="1.27999999999997" calcext:value-type="float">
            <text:p>1.28</text:p>
          </table:table-cell>
          <table:table-cell table:style-name="ce74" table:formula="of:=[.J48]-[.I48]" office:value-type="float" office:value="-1.39999999999998" calcext:value-type="float">
            <text:p>-1.4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.18</text:p>
          </table:table-cell>
          <table:table-cell table:style-name="ce70" office:value-type="float" office:value="773.3" calcext:value-type="float">
            <text:p>773.30</text:p>
          </table:table-cell>
          <table:table-cell table:style-name="ce70" office:value-type="float" office:value="777.12" calcext:value-type="float">
            <text:p>777.12</text:p>
          </table:table-cell>
          <table:table-cell table:style-name="ce70" office:value-type="float" office:value="780.4" calcext:value-type="float">
            <text:p>780.40</text:p>
          </table:table-cell>
          <table:table-cell table:style-name="ce70" office:value-type="float" office:value="777.14" calcext:value-type="float">
            <text:p>777.14</text:p>
          </table:table-cell>
          <table:table-cell table:style-name="ce70" office:value-type="float" office:value="777.7" calcext:value-type="float">
            <text:p>777.70</text:p>
          </table:table-cell>
          <table:table-cell table:style-name="ce74" table:formula="of:=[.F49]-[.E49]" office:value-type="float" office:value="1.12" calcext:value-type="float">
            <text:p>1.12</text:p>
          </table:table-cell>
          <table:table-cell table:style-name="ce74" table:formula="of:=[.G49]-[.F49]" office:value-type="float" office:value="3.82000000000005" calcext:value-type="float">
            <text:p>3.82</text:p>
          </table:table-cell>
          <table:table-cell table:style-name="ce74" table:formula="of:=[.H49]-[.G49]" office:value-type="float" office:value="3.27999999999997" calcext:value-type="float">
            <text:p>3.28</text:p>
          </table:table-cell>
          <table:table-cell table:style-name="ce74" table:formula="of:=[.I49]-[.H49]" office:value-type="float" office:value="-3.25999999999999" calcext:value-type="float">
            <text:p>-3.26</text:p>
          </table:table-cell>
          <table:table-cell table:style-name="ce74" table:formula="of:=[.J49]-[.I49]" office:value-type="float" office:value="0.560000000000059" calcext:value-type="float">
            <text:p>0.5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.22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6.92" calcext:value-type="float">
            <text:p>786.92</text:p>
          </table:table-cell>
          <table:table-cell table:style-name="ce70" office:value-type="float" office:value="786.5" calcext:value-type="float">
            <text:p>786.50</text:p>
          </table:table-cell>
          <table:table-cell table:style-name="ce70" office:value-type="float" office:value="773.7" calcext:value-type="float">
            <text:p>773.70</text:p>
          </table:table-cell>
          <table:table-cell table:style-name="ce74" table:formula="of:=[.F50]-[.E50]" office:value-type="float" office:value="0" calcext:value-type="float">
            <text:p>0.00</text:p>
          </table:table-cell>
          <table:table-cell table:style-name="ce74" table:formula="of:=[.G50]-[.F50]" office:value-type="float" office:value="9.55999999999995" calcext:value-type="float">
            <text:p>9.56</text:p>
          </table:table-cell>
          <table:table-cell table:style-name="ce74" table:formula="of:=[.H50]-[.G50]" office:value-type="float" office:value="-0.860000000000014" calcext:value-type="float">
            <text:p>-0.86</text:p>
          </table:table-cell>
          <table:table-cell table:style-name="ce74" table:formula="of:=[.I50]-[.H50]" office:value-type="float" office:value="-0.419999999999959" calcext:value-type="float">
            <text:p>-0.42</text:p>
          </table:table-cell>
          <table:table-cell table:style-name="ce74" table:formula="of:=[.J50]-[.I50]" office:value-type="float" office:value="-12.8" calcext:value-type="float">
            <text:p>-12.8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.84</text:p>
          </table:table-cell>
          <table:table-cell table:style-name="ce70" office:value-type="float" office:value="776.68" calcext:value-type="float">
            <text:p>776.68</text:p>
          </table:table-cell>
          <table:table-cell table:style-name="ce70" office:value-type="float" office:value="784.04" calcext:value-type="float">
            <text:p>784.04</text:p>
          </table:table-cell>
          <table:table-cell table:style-name="ce70" office:value-type="float" office:value="784.84" calcext:value-type="float">
            <text:p>784.84</text:p>
          </table:table-cell>
          <table:table-cell table:style-name="ce70" office:value-type="float" office:value="785.88" calcext:value-type="float">
            <text:p>785.88</text:p>
          </table:table-cell>
          <table:table-cell table:style-name="ce70" office:value-type="float" office:value="776.36" calcext:value-type="float">
            <text:p>776.36</text:p>
          </table:table-cell>
          <table:table-cell table:style-name="ce74" table:formula="of:=[.F51]-[.E51]" office:value-type="float" office:value="0.839999999999918" calcext:value-type="float">
            <text:p>0.84</text:p>
          </table:table-cell>
          <table:table-cell table:style-name="ce74" table:formula="of:=[.G51]-[.F51]" office:value-type="float" office:value="7.36000000000001" calcext:value-type="float">
            <text:p>7.36</text:p>
          </table:table-cell>
          <table:table-cell table:style-name="ce74" table:formula="of:=[.H51]-[.G51]" office:value-type="float" office:value="0.800000000000068" calcext:value-type="float">
            <text:p>0.80</text:p>
          </table:table-cell>
          <table:table-cell table:style-name="ce74" table:formula="of:=[.I51]-[.H51]" office:value-type="float" office:value="1.03999999999996" calcext:value-type="float">
            <text:p>1.04</text:p>
          </table:table-cell>
          <table:table-cell table:style-name="ce74" table:formula="of:=[.J51]-[.I51]" office:value-type="float" office:value="-9.51999999999998" calcext:value-type="float">
            <text:p>-9.5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.91</text:p>
          </table:table-cell>
          <table:table-cell table:style-name="ce70" office:value-type="float" office:value="844.79" calcext:value-type="float">
            <text:p>844.79</text:p>
          </table:table-cell>
          <table:table-cell table:style-name="ce70" office:value-type="float" office:value="706.11" calcext:value-type="float">
            <text:p>706.11</text:p>
          </table:table-cell>
          <table:table-cell table:style-name="ce70" office:value-type="float" office:value="846.65" calcext:value-type="float">
            <text:p>846.65</text:p>
          </table:table-cell>
          <table:table-cell table:style-name="ce70" office:value-type="float" office:value="847.88" calcext:value-type="float">
            <text:p>847.88</text:p>
          </table:table-cell>
          <table:table-cell table:style-name="ce70" office:value-type="float" office:value="846.59" calcext:value-type="float">
            <text:p>846.59</text:p>
          </table:table-cell>
          <table:table-cell table:style-name="ce74" table:formula="of:=[.F52]-[.E52]" office:value-type="float" office:value="1.88" calcext:value-type="float">
            <text:p>1.88</text:p>
          </table:table-cell>
          <table:table-cell table:style-name="ce74" table:formula="of:=[.G52]-[.F52]" office:value-type="float" office:value="-138.68" calcext:value-type="float">
            <text:p>-138.68</text:p>
          </table:table-cell>
          <table:table-cell table:style-name="ce74" table:formula="of:=[.H52]-[.G52]" office:value-type="float" office:value="140.54" calcext:value-type="float">
            <text:p>140.54</text:p>
          </table:table-cell>
          <table:table-cell table:style-name="ce74" table:formula="of:=[.I52]-[.H52]" office:value-type="float" office:value="1.23000000000002" calcext:value-type="float">
            <text:p>1.23</text:p>
          </table:table-cell>
          <table:table-cell table:style-name="ce74" table:formula="of:=[.J52]-[.I52]" office:value-type="float" office:value="-1.28999999999996" calcext:value-type="float">
            <text:p>-1.2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.68</text:p>
          </table:table-cell>
          <table:table-cell table:style-name="ce70" office:value-type="float" office:value="771.88" calcext:value-type="float">
            <text:p>771.88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0" office:value-type="float" office:value="777.42" calcext:value-type="float">
            <text:p>777.42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4" table:formula="of:=[.F53]-[.E53]" office:value-type="float" office:value="11.2" calcext:value-type="float">
            <text:p>11.20</text:p>
          </table:table-cell>
          <table:table-cell table:style-name="ce74" table:formula="of:=[.G53]-[.F53]" office:value-type="float" office:value="3.10000000000002" calcext:value-type="float">
            <text:p>3.10</text:p>
          </table:table-cell>
          <table:table-cell table:style-name="ce74" table:formula="of:=[.H53]-[.G53]" office:value-type="float" office:value="2.43999999999994" calcext:value-type="float">
            <text:p>2.44</text:p>
          </table:table-cell>
          <table:table-cell table:style-name="ce74" table:formula="of:=[.I53]-[.H53]" office:value-type="float" office:value="1.22000000000003" calcext:value-type="float">
            <text:p>1.22</text:p>
          </table:table-cell>
          <table:table-cell table:style-name="ce74" table:formula="of:=[.J53]-[.I53]" office:value-type="float" office:value="-3.65999999999997" calcext:value-type="float">
            <text:p>-3.6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.92</text:p>
          </table:table-cell>
          <table:table-cell table:style-name="ce70" office:value-type="float" office:value="772.56" calcext:value-type="float">
            <text:p>772.56</text:p>
          </table:table-cell>
          <table:table-cell table:style-name="ce70" office:value-type="float" office:value="776.22" calcext:value-type="float">
            <text:p>776.22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80" calcext:value-type="float">
            <text:p>780.00</text:p>
          </table:table-cell>
          <table:table-cell table:style-name="ce70" office:value-type="float" office:value="774.84" calcext:value-type="float">
            <text:p>774.84</text:p>
          </table:table-cell>
          <table:table-cell table:style-name="ce74" table:formula="of:=[.F54]-[.E54]" office:value-type="float" office:value="5.63999999999999" calcext:value-type="float">
            <text:p>5.64</text:p>
          </table:table-cell>
          <table:table-cell table:style-name="ce74" table:formula="of:=[.G54]-[.F54]" office:value-type="float" office:value="3.66000000000008" calcext:value-type="float">
            <text:p>3.66</text:p>
          </table:table-cell>
          <table:table-cell table:style-name="ce74" table:formula="of:=[.H54]-[.G54]" office:value-type="float" office:value="1.53999999999996" calcext:value-type="float">
            <text:p>1.54</text:p>
          </table:table-cell>
          <table:table-cell table:style-name="ce74" table:formula="of:=[.I54]-[.H54]" office:value-type="float" office:value="2.24000000000001" calcext:value-type="float">
            <text:p>2.24</text:p>
          </table:table-cell>
          <table:table-cell table:style-name="ce74" table:formula="of:=[.J54]-[.I54]" office:value-type="float" office:value="-5.15999999999997" calcext:value-type="float">
            <text:p>-5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.50</text:p>
          </table:table-cell>
          <table:table-cell table:style-name="ce70" office:value-type="float" office:value="781.61" calcext:value-type="float">
            <text:p>781.61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89.22" calcext:value-type="float">
            <text:p>789.22</text:p>
          </table:table-cell>
          <table:table-cell table:style-name="ce70" office:value-type="float" office:value="789.47" calcext:value-type="float">
            <text:p>789.47</text:p>
          </table:table-cell>
          <table:table-cell table:style-name="ce70" office:value-type="float" office:value="783.42" calcext:value-type="float">
            <text:p>783.42</text:p>
          </table:table-cell>
          <table:table-cell table:style-name="ce74" table:formula="of:=[.F55]-[.E55]" office:value-type="float" office:value="2.11000000000001" calcext:value-type="float">
            <text:p>2.11</text:p>
          </table:table-cell>
          <table:table-cell table:style-name="ce74" table:formula="of:=[.G55]-[.F55]" office:value-type="float" office:value="6.75" calcext:value-type="float">
            <text:p>6.75</text:p>
          </table:table-cell>
          <table:table-cell table:style-name="ce74" table:formula="of:=[.H55]-[.G55]" office:value-type="float" office:value="0.860000000000014" calcext:value-type="float">
            <text:p>0.86</text:p>
          </table:table-cell>
          <table:table-cell table:style-name="ce74" table:formula="of:=[.I55]-[.H55]" office:value-type="float" office:value="0.25" calcext:value-type="float">
            <text:p>0.25</text:p>
          </table:table-cell>
          <table:table-cell table:style-name="ce74" table:formula="of:=[.J55]-[.I55]" office:value-type="float" office:value="-6.05000000000007" calcext:value-type="float">
            <text:p>-6.0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.52</text:p>
          </table:table-cell>
          <table:table-cell table:style-name="ce70" office:value-type="float" office:value="774.46" calcext:value-type="float">
            <text:p>774.46</text:p>
          </table:table-cell>
          <table:table-cell table:style-name="ce70" office:value-type="float" office:value="779.42" calcext:value-type="float">
            <text:p>779.42</text:p>
          </table:table-cell>
          <table:table-cell table:style-name="ce70" office:value-type="float" office:value="781.1" calcext:value-type="float">
            <text:p>781.10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4" table:formula="of:=[.F56]-[.E56]" office:value-type="float" office:value="4.94000000000005" calcext:value-type="float">
            <text:p>4.94</text:p>
          </table:table-cell>
          <table:table-cell table:style-name="ce74" table:formula="of:=[.G56]-[.F56]" office:value-type="float" office:value="4.95999999999992" calcext:value-type="float">
            <text:p>4.96</text:p>
          </table:table-cell>
          <table:table-cell table:style-name="ce74" table:formula="of:=[.H56]-[.G56]" office:value-type="float" office:value="1.68000000000006" calcext:value-type="float">
            <text:p>1.68</text:p>
          </table:table-cell>
          <table:table-cell table:style-name="ce74" table:formula="of:=[.I56]-[.H56]" office:value-type="float" office:value="0.959999999999923" calcext:value-type="float">
            <text:p>0.96</text:p>
          </table:table-cell>
          <table:table-cell table:style-name="ce74" table:formula="of:=[.J56]-[.I56]" office:value-type="float" office:value="-5.39999999999998" calcext:value-type="float">
            <text:p>-5.4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.72</text:p>
          </table:table-cell>
          <table:table-cell table:style-name="ce70" office:value-type="float" office:value="770.34" calcext:value-type="float">
            <text:p>770.34</text:p>
          </table:table-cell>
          <table:table-cell table:style-name="ce70" office:value-type="float" office:value="773.4" calcext:value-type="float">
            <text:p>773.40</text:p>
          </table:table-cell>
          <table:table-cell table:number-columns-repeated="2" table:style-name="ce70" office:value-type="float" office:value="777.32" calcext:value-type="float">
            <text:p>777.32</text:p>
          </table:table-cell>
          <table:table-cell table:style-name="ce70" office:value-type="float" office:value="773.96" calcext:value-type="float">
            <text:p>773.96</text:p>
          </table:table-cell>
          <table:table-cell table:style-name="ce74" table:formula="of:=[.F57]-[.E57]" office:value-type="float" office:value="10.62" calcext:value-type="float">
            <text:p>10.62</text:p>
          </table:table-cell>
          <table:table-cell table:style-name="ce74" table:formula="of:=[.G57]-[.F57]" office:value-type="float" office:value="3.05999999999995" calcext:value-type="float">
            <text:p>3.06</text:p>
          </table:table-cell>
          <table:table-cell table:style-name="ce74" table:formula="of:=[.H57]-[.G57]" office:value-type="float" office:value="3.92000000000007" calcext:value-type="float">
            <text:p>3.92</text:p>
          </table:table-cell>
          <table:table-cell table:style-name="ce74" table:formula="of:=[.I57]-[.H57]" office:value-type="float" office:value="0" calcext:value-type="float">
            <text:p>0.00</text:p>
          </table:table-cell>
          <table:table-cell table:style-name="ce74" table:formula="of:=[.J57]-[.I57]" office:value-type="float" office:value="-3.36000000000001" calcext:value-type="float">
            <text:p>-3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.78</text:p>
          </table:table-cell>
          <table:table-cell table:style-name="ce70" office:value-type="float" office:value="768.21" calcext:value-type="float">
            <text:p>768.21</text:p>
          </table:table-cell>
          <table:table-cell table:number-columns-repeated="2" table:style-name="ce70" office:value-type="float" office:value="772.76" calcext:value-type="float">
            <text:p>772.76</text:p>
          </table:table-cell>
          <table:table-cell table:style-name="ce70" office:value-type="float" office:value="772.8" calcext:value-type="float">
            <text:p>772.80</text:p>
          </table:table-cell>
          <table:table-cell table:style-name="ce70" office:value-type="float" office:value="768.64" calcext:value-type="float">
            <text:p>768.64</text:p>
          </table:table-cell>
          <table:table-cell table:style-name="ce74" table:formula="of:=[.F58]-[.E58]" office:value-type="float" office:value="1.43000000000006" calcext:value-type="float">
            <text:p>1.43</text:p>
          </table:table-cell>
          <table:table-cell table:style-name="ce74" table:formula="of:=[.G58]-[.F58]" office:value-type="float" office:value="4.54999999999995" calcext:value-type="float">
            <text:p>4.55</text:p>
          </table:table-cell>
          <table:table-cell table:style-name="ce74" table:formula="of:=[.H58]-[.G58]" office:value-type="float" office:value="0" calcext:value-type="float">
            <text:p>0.00</text:p>
          </table:table-cell>
          <table:table-cell table:style-name="ce74" table:formula="of:=[.I58]-[.H58]" office:value-type="float" office:value="0.0399999999999636" calcext:value-type="float">
            <text:p>0.04</text:p>
          </table:table-cell>
          <table:table-cell table:style-name="ce74" table:formula="of:=[.J58]-[.I58]" office:value-type="float" office:value="-4.15999999999997" calcext:value-type="float">
            <text:p>-4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0" office:value-type="float" office:value="765.78" calcext:value-type="float">
            <text:p>765.78</text:p>
          </table:table-cell>
          <table:table-cell table:number-columns-repeated="2" table:style-name="ce70" office:value-type="float" office:value="770.08" calcext:value-type="float">
            <text:p>770.08</text:p>
          </table:table-cell>
          <table:table-cell table:style-name="ce70" office:value-type="float" office:value="769.79" calcext:value-type="float">
            <text:p>769.79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4" table:formula="of:=[.F59]-[.E59]" office:value-type="float" office:value="0.0899999999999181" calcext:value-type="float">
            <text:p>0.09</text:p>
          </table:table-cell>
          <table:table-cell table:style-name="ce74" table:formula="of:=[.G59]-[.F59]" office:value-type="float" office:value="4.30000000000007" calcext:value-type="float">
            <text:p>4.30</text:p>
          </table:table-cell>
          <table:table-cell table:style-name="ce74" table:formula="of:=[.H59]-[.G59]" office:value-type="float" office:value="0" calcext:value-type="float">
            <text:p>0.00</text:p>
          </table:table-cell>
          <table:table-cell table:style-name="ce74" table:formula="of:=[.I59]-[.H59]" office:value-type="float" office:value="-0.290000000000077" calcext:value-type="float">
            <text:p>-0.29</text:p>
          </table:table-cell>
          <table:table-cell table:style-name="ce74" table:formula="of:=[.J59]-[.I59]" office:value-type="float" office:value="-4.09999999999991" calcext:value-type="float">
            <text:p>-4.1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.39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0" office:value-type="float" office:value="787.25" calcext:value-type="float">
            <text:p>787.25</text:p>
          </table:table-cell>
          <table:table-cell table:number-columns-repeated="2" table:style-name="ce70" office:value-type="float" office:value="788.83" calcext:value-type="float">
            <text:p>788.83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4" table:formula="of:=[.F60]-[.E60]" office:value-type="float" office:value="-0.949999999999932" calcext:value-type="float">
            <text:p>-0.95</text:p>
          </table:table-cell>
          <table:table-cell table:style-name="ce74" table:formula="of:=[.G60]-[.F60]" office:value-type="float" office:value="1.80999999999995" calcext:value-type="float">
            <text:p>1.81</text:p>
          </table:table-cell>
          <table:table-cell table:style-name="ce74" table:formula="of:=[.H60]-[.G60]" office:value-type="float" office:value="1.58000000000004" calcext:value-type="float">
            <text:p>1.58</text:p>
          </table:table-cell>
          <table:table-cell table:style-name="ce74" table:formula="of:=[.I60]-[.H60]" office:value-type="float" office:value="0" calcext:value-type="float">
            <text:p>0.00</text:p>
          </table:table-cell>
          <table:table-cell table:style-name="ce74" table:formula="of:=[.J60]-[.I60]" office:value-type="float" office:value="-3.38999999999999" calcext:value-type="float">
            <text:p>-3.3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.52</text:p>
          </table:table-cell>
          <table:table-cell table:style-name="ce70" office:value-type="float" office:value="794.29" calcext:value-type="float">
            <text:p>794.29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95.4" calcext:value-type="float">
            <text:p>795.4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2.3" calcext:value-type="float">
            <text:p>792.30</text:p>
          </table:table-cell>
          <table:table-cell table:style-name="ce74" table:formula="of:=[.F61]-[.E61]" office:value-type="float" office:value="11.77" calcext:value-type="float">
            <text:p>11.77</text:p>
          </table:table-cell>
          <table:table-cell table:style-name="ce74" table:formula="of:=[.G61]-[.F61]" office:value-type="float" office:value="0.00999999999999091" calcext:value-type="float">
            <text:p>0.01</text:p>
          </table:table-cell>
          <table:table-cell table:style-name="ce74" table:formula="of:=[.H61]-[.G61]" office:value-type="float" office:value="1.10000000000002" calcext:value-type="float">
            <text:p>1.10</text:p>
          </table:table-cell>
          <table:table-cell table:style-name="ce74" table:formula="of:=[.I61]-[.H61]" office:value-type="float" office:value="-0.829999999999927" calcext:value-type="float">
            <text:p>-0.83</text:p>
          </table:table-cell>
          <table:table-cell table:style-name="ce74" table:formula="of:=[.J61]-[.I61]" office:value-type="float" office:value="-2.2700000000001" calcext:value-type="float">
            <text:p>-2.2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.44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801.82" calcext:value-type="float">
            <text:p>801.82</text:p>
          </table:table-cell>
          <table:table-cell table:number-columns-repeated="2" table:style-name="ce70" office:value-type="float" office:value="802.22" calcext:value-type="float">
            <text:p>802.22</text:p>
          </table:table-cell>
          <table:table-cell table:style-name="ce70" office:value-type="float" office:value="793.18" calcext:value-type="float">
            <text:p>793.18</text:p>
          </table:table-cell>
          <table:table-cell table:style-name="ce74" table:formula="of:=[.F62]-[.E62]" office:value-type="float" office:value="2.69999999999993" calcext:value-type="float">
            <text:p>2.70</text:p>
          </table:table-cell>
          <table:table-cell table:style-name="ce74" table:formula="of:=[.G62]-[.F62]" office:value-type="float" office:value="6.68000000000006" calcext:value-type="float">
            <text:p>6.68</text:p>
          </table:table-cell>
          <table:table-cell table:style-name="ce74" table:formula="of:=[.H62]-[.G62]" office:value-type="float" office:value="0.399999999999977" calcext:value-type="float">
            <text:p>0.40</text:p>
          </table:table-cell>
          <table:table-cell table:style-name="ce74" table:formula="of:=[.I62]-[.H62]" office:value-type="float" office:value="0" calcext:value-type="float">
            <text:p>0.00</text:p>
          </table:table-cell>
          <table:table-cell table:style-name="ce74" table:formula="of:=[.J62]-[.I62]" office:value-type="float" office:value="-9.04000000000008" calcext:value-type="float">
            <text:p>-9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.04</text:p>
          </table:table-cell>
          <table:table-cell table:style-name="ce70" office:value-type="float" office:value="775.28" calcext:value-type="float">
            <text:p>775.28</text:p>
          </table:table-cell>
          <table:table-cell table:style-name="ce70" office:value-type="float" office:value="779.72" calcext:value-type="float">
            <text:p>779.72</text:p>
          </table:table-cell>
          <table:table-cell table:style-name="ce70" office:value-type="float" office:value="782.02" calcext:value-type="float">
            <text:p>782.02</text:p>
          </table:table-cell>
          <table:table-cell table:style-name="ce70" office:value-type="float" office:value="781.76" calcext:value-type="float">
            <text:p>781.76</text:p>
          </table:table-cell>
          <table:table-cell table:style-name="ce70" office:value-type="float" office:value="776.96" calcext:value-type="float">
            <text:p>776.96</text:p>
          </table:table-cell>
          <table:table-cell table:style-name="ce74" table:formula="of:=[.F63]-[.E63]" office:value-type="float" office:value="5.24000000000001" calcext:value-type="float">
            <text:p>5.24</text:p>
          </table:table-cell>
          <table:table-cell table:style-name="ce74" table:formula="of:=[.G63]-[.F63]" office:value-type="float" office:value="4.44000000000005" calcext:value-type="float">
            <text:p>4.44</text:p>
          </table:table-cell>
          <table:table-cell table:style-name="ce74" table:formula="of:=[.H63]-[.G63]" office:value-type="float" office:value="2.29999999999995" calcext:value-type="float">
            <text:p>2.30</text:p>
          </table:table-cell>
          <table:table-cell table:style-name="ce74" table:formula="of:=[.I63]-[.H63]" office:value-type="float" office:value="-0.259999999999991" calcext:value-type="float">
            <text:p>-0.26</text:p>
          </table:table-cell>
          <table:table-cell table:style-name="ce74" table:formula="of:=[.J63]-[.I63]" office:value-type="float" office:value="-4.79999999999995" calcext:value-type="float">
            <text:p>-4.8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.68</text:p>
          </table:table-cell>
          <table:table-cell table:style-name="ce70" office:value-type="float" office:value="785.01" calcext:value-type="float">
            <text:p>785.01</text:p>
          </table:table-cell>
          <table:table-cell table:number-columns-repeated="3" table:style-name="ce70" office:value-type="float" office:value="791.13" calcext:value-type="float">
            <text:p>791.13</text:p>
          </table:table-cell>
          <table:table-cell table:style-name="ce70" office:value-type="float" office:value="789.56" calcext:value-type="float">
            <text:p>789.56</text:p>
          </table:table-cell>
          <table:table-cell table:style-name="ce74" table:formula="of:=[.F64]-[.E64]" office:value-type="float" office:value="5.33000000000004" calcext:value-type="float">
            <text:p>5.33</text:p>
          </table:table-cell>
          <table:table-cell table:style-name="ce74" table:formula="of:=[.G64]-[.F64]" office:value-type="float" office:value="6.12" calcext:value-type="float">
            <text:p>6.12</text:p>
          </table:table-cell>
          <table:table-cell table:style-name="ce74" table:formula="of:=[.H64]-[.G64]" office:value-type="float" office:value="0" calcext:value-type="float">
            <text:p>0.00</text:p>
          </table:table-cell>
          <table:table-cell table:style-name="ce74" table:formula="of:=[.I64]-[.H64]" office:value-type="float" office:value="0" calcext:value-type="float">
            <text:p>0.00</text:p>
          </table:table-cell>
          <table:table-cell table:style-name="ce74" table:formula="of:=[.J64]-[.I64]" office:value-type="float" office:value="-1.57000000000005" calcext:value-type="float">
            <text:p>-1.5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.92</text:p>
          </table:table-cell>
          <table:table-cell table:style-name="ce70" office:value-type="float" office:value="785.52" calcext:value-type="float">
            <text:p>785.52</text:p>
          </table:table-cell>
          <table:table-cell table:style-name="ce70" office:value-type="float" office:value="790.78" calcext:value-type="float">
            <text:p>790.78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795.12" calcext:value-type="float">
            <text:p>795.12</text:p>
          </table:table-cell>
          <table:table-cell table:style-name="ce70" office:value-type="float" office:value="773.74" calcext:value-type="float">
            <text:p>773.74</text:p>
          </table:table-cell>
          <table:table-cell table:style-name="ce74" table:formula="of:=[.F65]-[.E65]" office:value-type="float" office:value="14.6" calcext:value-type="float">
            <text:p>14.60</text:p>
          </table:table-cell>
          <table:table-cell table:style-name="ce74" table:formula="of:=[.G65]-[.F65]" office:value-type="float" office:value="5.25999999999999" calcext:value-type="float">
            <text:p>5.26</text:p>
          </table:table-cell>
          <table:table-cell table:style-name="ce74" table:formula="of:=[.H65]-[.G65]" office:value-type="float" office:value="4.36000000000001" calcext:value-type="float">
            <text:p>4.36</text:p>
          </table:table-cell>
          <table:table-cell table:style-name="ce74" table:formula="of:=[.I65]-[.H65]" office:value-type="float" office:value="-0.0199999999999818" calcext:value-type="float">
            <text:p>-0.02</text:p>
          </table:table-cell>
          <table:table-cell table:style-name="ce74" table:formula="of:=[.J65]-[.I65]" office:value-type="float" office:value="-21.38" calcext:value-type="float">
            <text:p>-21.3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.22</text:p>
          </table:table-cell>
          <table:table-cell table:style-name="ce70" office:value-type="float" office:value="804.02" calcext:value-type="float">
            <text:p>804.02</text:p>
          </table:table-cell>
          <table:table-cell table:style-name="ce70" office:value-type="float" office:value="804.76" calcext:value-type="float">
            <text:p>804.76</text:p>
          </table:table-cell>
          <table:table-cell table:style-name="ce70" office:value-type="float" office:value="806.13" calcext:value-type="float">
            <text:p>806.13</text:p>
          </table:table-cell>
          <table:table-cell table:style-name="ce70" office:value-type="float" office:value="807.29" calcext:value-type="float">
            <text:p>807.29</text:p>
          </table:table-cell>
          <table:table-cell table:style-name="ce70" office:value-type="float" office:value="805.69" calcext:value-type="float">
            <text:p>805.69</text:p>
          </table:table-cell>
          <table:table-cell table:style-name="ce74" table:formula="of:=[.F66]-[.E66]" office:value-type="float" office:value="0.799999999999955" calcext:value-type="float">
            <text:p>0.80</text:p>
          </table:table-cell>
          <table:table-cell table:style-name="ce74" table:formula="of:=[.G66]-[.F66]" office:value-type="float" office:value="0.740000000000009" calcext:value-type="float">
            <text:p>0.74</text:p>
          </table:table-cell>
          <table:table-cell table:style-name="ce74" table:formula="of:=[.H66]-[.G66]" office:value-type="float" office:value="1.37" calcext:value-type="float">
            <text:p>1.37</text:p>
          </table:table-cell>
          <table:table-cell table:style-name="ce74" table:formula="of:=[.I66]-[.H66]" office:value-type="float" office:value="1.15999999999997" calcext:value-type="float">
            <text:p>1.16</text:p>
          </table:table-cell>
          <table:table-cell table:style-name="ce74" table:formula="of:=[.J66]-[.I66]" office:value-type="float" office:value="-1.59999999999991" calcext:value-type="float">
            <text:p>-1.6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.03</text:p>
          </table:table-cell>
          <table:table-cell table:style-name="ce70" office:value-type="float" office:value="786.86" calcext:value-type="float">
            <text:p>786.86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3" calcext:value-type="float">
            <text:p>793.33</text:p>
          </table:table-cell>
          <table:table-cell table:style-name="ce70" office:value-type="float" office:value="794.2" calcext:value-type="float">
            <text:p>794.20</text:p>
          </table:table-cell>
          <table:table-cell table:style-name="ce70" office:value-type="float" office:value="788.24" calcext:value-type="float">
            <text:p>788.24</text:p>
          </table:table-cell>
          <table:table-cell table:style-name="ce74" table:formula="of:=[.F67]-[.E67]" office:value-type="float" office:value="0.830000000000041" calcext:value-type="float">
            <text:p>0.83</text:p>
          </table:table-cell>
          <table:table-cell table:style-name="ce74" table:formula="of:=[.G67]-[.F67]" office:value-type="float" office:value="5.97000000000003" calcext:value-type="float">
            <text:p>5.97</text:p>
          </table:table-cell>
          <table:table-cell table:style-name="ce74" table:formula="of:=[.H67]-[.G67]" office:value-type="float" office:value="0.5" calcext:value-type="float">
            <text:p>0.50</text:p>
          </table:table-cell>
          <table:table-cell table:style-name="ce74" table:formula="of:=[.I67]-[.H67]" office:value-type="float" office:value="0.870000000000005" calcext:value-type="float">
            <text:p>0.87</text:p>
          </table:table-cell>
          <table:table-cell table:style-name="ce74" table:formula="of:=[.J67]-[.I67]" office:value-type="float" office:value="-5.96000000000004" calcext:value-type="float">
            <text:p>-5.9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.95</text:p>
          </table:table-cell>
          <table:table-cell table:style-name="ce70" office:value-type="float" office:value="814.26" calcext:value-type="float">
            <text:p>814.26</text:p>
          </table:table-cell>
          <table:table-cell table:style-name="ce70" office:value-type="float" office:value="819.45" calcext:value-type="float">
            <text:p>819.45</text:p>
          </table:table-cell>
          <table:table-cell table:style-name="ce70" office:value-type="float" office:value="820.59" calcext:value-type="float">
            <text:p>820.59</text:p>
          </table:table-cell>
          <table:table-cell table:style-name="ce70" office:value-type="float" office:value="819.23" calcext:value-type="float">
            <text:p>819.23</text:p>
          </table:table-cell>
          <table:table-cell table:style-name="ce70" office:value-type="float" office:value="813.55" calcext:value-type="float">
            <text:p>813.55</text:p>
          </table:table-cell>
          <table:table-cell table:style-name="ce74" table:formula="of:=[.F68]-[.E68]" office:value-type="float" office:value="0.309999999999945" calcext:value-type="float">
            <text:p>0.31</text:p>
          </table:table-cell>
          <table:table-cell table:style-name="ce74" table:formula="of:=[.G68]-[.F68]" office:value-type="float" office:value="5.19000000000005" calcext:value-type="float">
            <text:p>5.19</text:p>
          </table:table-cell>
          <table:table-cell table:style-name="ce74" table:formula="of:=[.H68]-[.G68]" office:value-type="float" office:value="1.13999999999999" calcext:value-type="float">
            <text:p>1.14</text:p>
          </table:table-cell>
          <table:table-cell table:style-name="ce74" table:formula="of:=[.I68]-[.H68]" office:value-type="float" office:value="-1.36000000000001" calcext:value-type="float">
            <text:p>-1.36</text:p>
          </table:table-cell>
          <table:table-cell table:style-name="ce74" table:formula="of:=[.J68]-[.I68]" office:value-type="float" office:value="-5.68000000000006" calcext:value-type="float">
            <text:p>-5.6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0" office:value-type="float" office:value="783.74" calcext:value-type="float">
            <text:p>783.74</text:p>
          </table:table-cell>
          <table:table-cell table:style-name="ce70" office:value-type="float" office:value="789.38" calcext:value-type="float">
            <text:p>789.38</text:p>
          </table:table-cell>
          <table:table-cell table:style-name="ce70" office:value-type="float" office:value="791.12" calcext:value-type="float">
            <text:p>791.12</text:p>
          </table:table-cell>
          <table:table-cell table:style-name="ce70" office:value-type="float" office:value="790.98" calcext:value-type="float">
            <text:p>790.98</text:p>
          </table:table-cell>
          <table:table-cell table:style-name="ce70" office:value-type="float" office:value="784.66" calcext:value-type="float">
            <text:p>784.66</text:p>
          </table:table-cell>
          <table:table-cell table:style-name="ce74" table:formula="of:=[.F69]-[.E69]" office:value-type="float" office:value="2.56000000000006" calcext:value-type="float">
            <text:p>2.56</text:p>
          </table:table-cell>
          <table:table-cell table:style-name="ce74" table:formula="of:=[.G69]-[.F69]" office:value-type="float" office:value="5.63999999999999" calcext:value-type="float">
            <text:p>5.64</text:p>
          </table:table-cell>
          <table:table-cell table:style-name="ce74" table:formula="of:=[.H69]-[.G69]" office:value-type="float" office:value="1.74000000000001" calcext:value-type="float">
            <text:p>1.74</text:p>
          </table:table-cell>
          <table:table-cell table:style-name="ce74" table:formula="of:=[.I69]-[.H69]" office:value-type="float" office:value="-0.139999999999986" calcext:value-type="float">
            <text:p>-0.14</text:p>
          </table:table-cell>
          <table:table-cell table:style-name="ce74" table:formula="of:=[.J69]-[.I69]" office:value-type="float" office:value="-6.32000000000005" calcext:value-type="float">
            <text:p>-6.3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.56</text:p>
          </table:table-cell>
          <table:table-cell table:style-name="ce70" office:value-type="float" office:value="885.06" calcext:value-type="float">
            <text:p>885.06</text:p>
          </table:table-cell>
          <table:table-cell table:style-name="ce70" office:value-type="float" office:value="650.42" calcext:value-type="float">
            <text:p>650.42</text:p>
          </table:table-cell>
          <table:table-cell table:style-name="ce70" office:value-type="float" office:value="885.62" calcext:value-type="float">
            <text:p>885.62</text:p>
          </table:table-cell>
          <table:table-cell table:style-name="ce70" office:value-type="float" office:value="887.15" calcext:value-type="float">
            <text:p>887.15</text:p>
          </table:table-cell>
          <table:table-cell table:style-name="ce70" office:value-type="float" office:value="884.92" calcext:value-type="float">
            <text:p>884.92</text:p>
          </table:table-cell>
          <table:table-cell table:style-name="ce74" table:formula="of:=[.F70]-[.E70]" office:value-type="float" office:value="0.5" calcext:value-type="float">
            <text:p>0.50</text:p>
          </table:table-cell>
          <table:table-cell table:style-name="ce74" table:formula="of:=[.G70]-[.F70]" office:value-type="float" office:value="-234.64" calcext:value-type="float">
            <text:p>-234.64</text:p>
          </table:table-cell>
          <table:table-cell table:style-name="ce74" table:formula="of:=[.H70]-[.G70]" office:value-type="float" office:value="235.2" calcext:value-type="float">
            <text:p>235.20</text:p>
          </table:table-cell>
          <table:table-cell table:style-name="ce74" table:formula="of:=[.I70]-[.H70]" office:value-type="float" office:value="1.52999999999997" calcext:value-type="float">
            <text:p>1.53</text:p>
          </table:table-cell>
          <table:table-cell table:style-name="ce74" table:formula="of:=[.J70]-[.I70]" office:value-type="float" office:value="-2.23000000000002" calcext:value-type="float">
            <text:p>-2.2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.77</text:p>
          </table:table-cell>
          <table:table-cell table:style-name="ce70" office:value-type="float" office:value="839.85" calcext:value-type="float">
            <text:p>839.85</text:p>
          </table:table-cell>
          <table:table-cell table:style-name="ce70" office:value-type="float" office:value="730.43" calcext:value-type="float">
            <text:p>730.43</text:p>
          </table:table-cell>
          <table:table-cell table:style-name="ce70" office:value-type="float" office:value="844.39" calcext:value-type="float">
            <text:p>844.39</text:p>
          </table:table-cell>
          <table:table-cell table:style-name="ce70" office:value-type="float" office:value="844.59" calcext:value-type="float">
            <text:p>844.59</text:p>
          </table:table-cell>
          <table:table-cell table:style-name="ce70" office:value-type="float" office:value="844.19" calcext:value-type="float">
            <text:p>844.19</text:p>
          </table:table-cell>
          <table:table-cell table:style-name="ce74" table:formula="of:=[.F71]-[.E71]" office:value-type="float" office:value="2.08000000000004" calcext:value-type="float">
            <text:p>2.08</text:p>
          </table:table-cell>
          <table:table-cell table:style-name="ce74" table:formula="of:=[.G71]-[.F71]" office:value-type="float" office:value="-109.42" calcext:value-type="float">
            <text:p>-109.42</text:p>
          </table:table-cell>
          <table:table-cell table:style-name="ce74" table:formula="of:=[.H71]-[.G71]" office:value-type="float" office:value="113.96" calcext:value-type="float">
            <text:p>113.96</text:p>
          </table:table-cell>
          <table:table-cell table:style-name="ce74" table:formula="of:=[.I71]-[.H71]" office:value-type="float" office:value="0.200000000000045" calcext:value-type="float">
            <text:p>0.20</text:p>
          </table:table-cell>
          <table:table-cell table:style-name="ce74" table:formula="of:=[.J71]-[.I71]" office:value-type="float" office:value="-0.399999999999977" calcext:value-type="float">
            <text:p>-0.4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.04</text:p>
          </table:table-cell>
          <table:table-cell table:style-name="ce70" office:value-type="float" office:value="751.64" calcext:value-type="float">
            <text:p>751.64</text:p>
          </table:table-cell>
          <table:table-cell table:style-name="ce70" office:value-type="float" office:value="754.78" calcext:value-type="float">
            <text:p>754.78</text:p>
          </table:table-cell>
          <table:table-cell table:style-name="ce70" office:value-type="float" office:value="755.64" calcext:value-type="float">
            <text:p>755.64</text:p>
          </table:table-cell>
          <table:table-cell table:style-name="ce70" office:value-type="float" office:value="757.84" calcext:value-type="float">
            <text:p>757.84</text:p>
          </table:table-cell>
          <table:table-cell table:style-name="ce70" office:value-type="float" office:value="753.19" calcext:value-type="float">
            <text:p>753.19</text:p>
          </table:table-cell>
          <table:table-cell table:style-name="ce74" table:formula="of:=[.F72]-[.E72]" office:value-type="float" office:value="15.6" calcext:value-type="float">
            <text:p>15.60</text:p>
          </table:table-cell>
          <table:table-cell table:style-name="ce74" table:formula="of:=[.G72]-[.F72]" office:value-type="float" office:value="3.13999999999999" calcext:value-type="float">
            <text:p>3.14</text:p>
          </table:table-cell>
          <table:table-cell table:style-name="ce74" table:formula="of:=[.H72]-[.G72]" office:value-type="float" office:value="0.860000000000014" calcext:value-type="float">
            <text:p>0.86</text:p>
          </table:table-cell>
          <table:table-cell table:style-name="ce74" table:formula="of:=[.I72]-[.H72]" office:value-type="float" office:value="2.20000000000005" calcext:value-type="float">
            <text:p>2.20</text:p>
          </table:table-cell>
          <table:table-cell table:style-name="ce74" table:formula="of:=[.J72]-[.I72]" office:value-type="float" office:value="-4.64999999999998" calcext:value-type="float">
            <text:p>-4.6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.79</text:p>
          </table:table-cell>
          <table:table-cell table:style-name="ce70" office:value-type="float" office:value="767.84" calcext:value-type="float">
            <text:p>767.84</text:p>
          </table:table-cell>
          <table:table-cell table:style-name="ce70" office:value-type="float" office:value="769.91" calcext:value-type="float">
            <text:p>769.91</text:p>
          </table:table-cell>
          <table:table-cell table:number-columns-repeated="2" table:style-name="ce70" office:value-type="float" office:value="773.02" calcext:value-type="float">
            <text:p>773.02</text:p>
          </table:table-cell>
          <table:table-cell table:style-name="ce70" office:value-type="float" office:value="768.12" calcext:value-type="float">
            <text:p>768.12</text:p>
          </table:table-cell>
          <table:table-cell table:style-name="ce74" table:formula="of:=[.F73]-[.E73]" office:value-type="float" office:value="5.05000000000007" calcext:value-type="float">
            <text:p>5.05</text:p>
          </table:table-cell>
          <table:table-cell table:style-name="ce74" table:formula="of:=[.G73]-[.F73]" office:value-type="float" office:value="2.06999999999994" calcext:value-type="float">
            <text:p>2.07</text:p>
          </table:table-cell>
          <table:table-cell table:style-name="ce74" table:formula="of:=[.H73]-[.G73]" office:value-type="float" office:value="3.11000000000001" calcext:value-type="float">
            <text:p>3.11</text:p>
          </table:table-cell>
          <table:table-cell table:style-name="ce74" table:formula="of:=[.I73]-[.H73]" office:value-type="float" office:value="0" calcext:value-type="float">
            <text:p>0.00</text:p>
          </table:table-cell>
          <table:table-cell table:style-name="ce74" table:formula="of:=[.J73]-[.I73]" office:value-type="float" office:value="-4.89999999999998" calcext:value-type="float">
            <text:p>-4.9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.87</text:p>
          </table:table-cell>
          <table:table-cell table:style-name="ce70" office:value-type="float" office:value="759.07" calcext:value-type="float">
            <text:p>759.07</text:p>
          </table:table-cell>
          <table:table-cell table:style-name="ce70" office:value-type="float" office:value="765.66" calcext:value-type="float">
            <text:p>765.66</text:p>
          </table:table-cell>
          <table:table-cell table:style-name="ce70" office:value-type="float" office:value="763.1" calcext:value-type="float">
            <text:p>763.10</text:p>
          </table:table-cell>
          <table:table-cell table:number-columns-repeated="2" table:style-name="ce70" office:value-type="float" office:value="765.91" calcext:value-type="float">
            <text:p>765.91</text:p>
          </table:table-cell>
          <table:table-cell table:style-name="ce74" table:formula="of:=[.F74]-[.E74]" office:value-type="float" office:value="15.2" calcext:value-type="float">
            <text:p>15.20</text:p>
          </table:table-cell>
          <table:table-cell table:style-name="ce74" table:formula="of:=[.G74]-[.F74]" office:value-type="float" office:value="6.58999999999992" calcext:value-type="float">
            <text:p>6.59</text:p>
          </table:table-cell>
          <table:table-cell table:style-name="ce74" table:formula="of:=[.H74]-[.G74]" office:value-type="float" office:value="-2.55999999999995" calcext:value-type="float">
            <text:p>-2.56</text:p>
          </table:table-cell>
          <table:table-cell table:style-name="ce74" table:formula="of:=[.I74]-[.H74]" office:value-type="float" office:value="2.80999999999995" calcext:value-type="float">
            <text:p>2.81</text:p>
          </table:table-cell>
          <table:table-cell table:style-name="ce74" table:formula="of:=[.J74]-[.I74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.36</text:p>
          </table:table-cell>
          <table:table-cell table:number-columns-repeated="2" table:style-name="ce70" office:value-type="float" office:value="780.7" calcext:value-type="float">
            <text:p>780.70</text:p>
          </table:table-cell>
          <table:table-cell table:style-name="ce70" office:value-type="float" office:value="767.74" calcext:value-type="float">
            <text:p>767.74</text:p>
          </table:table-cell>
          <table:table-cell table:style-name="ce70" office:value-type="float" office:value="813.52" calcext:value-type="float">
            <text:p>813.52</text:p>
          </table:table-cell>
          <table:table-cell table:style-name="ce70" office:value-type="float" office:value="782.2" calcext:value-type="float">
            <text:p>782.20</text:p>
          </table:table-cell>
          <table:table-cell table:style-name="ce74" table:formula="of:=[.F75]-[.E75]" office:value-type="float" office:value="0.340000000000032" calcext:value-type="float">
            <text:p>0.34</text:p>
          </table:table-cell>
          <table:table-cell table:style-name="ce74" table:formula="of:=[.G75]-[.F75]" office:value-type="float" office:value="0" calcext:value-type="float">
            <text:p>0.00</text:p>
          </table:table-cell>
          <table:table-cell table:style-name="ce74" table:formula="of:=[.H75]-[.G75]" office:value-type="float" office:value="-12.96" calcext:value-type="float">
            <text:p>-12.96</text:p>
          </table:table-cell>
          <table:table-cell table:style-name="ce74" table:formula="of:=[.I75]-[.H75]" office:value-type="float" office:value="45.78" calcext:value-type="float">
            <text:p>45.78</text:p>
          </table:table-cell>
          <table:table-cell table:style-name="ce74" table:formula="of:=[.J75]-[.I75]" office:value-type="float" office:value="-31.3199999999999" calcext:value-type="float">
            <text:p>-31.3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.42</text:p>
          </table:table-cell>
          <table:table-cell table:style-name="ce70" office:value-type="float" office:value="778.88" calcext:value-type="float">
            <text:p>778.88</text:p>
          </table:table-cell>
          <table:table-cell table:style-name="ce70" office:value-type="float" office:value="784.32" calcext:value-type="float">
            <text:p>784.32</text:p>
          </table:table-cell>
          <table:table-cell table:style-name="ce70" office:value-type="float" office:value="784.5" calcext:value-type="float">
            <text:p>784.50</text:p>
          </table:table-cell>
          <table:table-cell table:style-name="ce70" office:value-type="float" office:value="785.18" calcext:value-type="float">
            <text:p>785.18</text:p>
          </table:table-cell>
          <table:table-cell table:style-name="ce70" office:value-type="float" office:value="780.56" calcext:value-type="float">
            <text:p>780.56</text:p>
          </table:table-cell>
          <table:table-cell table:style-name="ce74" table:formula="of:=[.F76]-[.E76]" office:value-type="float" office:value="8.46000000000004" calcext:value-type="float">
            <text:p>8.46</text:p>
          </table:table-cell>
          <table:table-cell table:style-name="ce74" table:formula="of:=[.G76]-[.F76]" office:value-type="float" office:value="5.44000000000005" calcext:value-type="float">
            <text:p>5.44</text:p>
          </table:table-cell>
          <table:table-cell table:style-name="ce74" table:formula="of:=[.H76]-[.G76]" office:value-type="float" office:value="0.17999999999995" calcext:value-type="float">
            <text:p>0.18</text:p>
          </table:table-cell>
          <table:table-cell table:style-name="ce74" table:formula="of:=[.I76]-[.H76]" office:value-type="float" office:value="0.67999999999995" calcext:value-type="float">
            <text:p>0.68</text:p>
          </table:table-cell>
          <table:table-cell table:style-name="ce74" table:formula="of:=[.J76]-[.I76]" office:value-type="float" office:value="-4.62" calcext:value-type="float">
            <text:p>-4.6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.80</text:p>
          </table:table-cell>
          <table:table-cell table:style-name="ce70" office:value-type="float" office:value="782.12" calcext:value-type="float">
            <text:p>782.12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73" calcext:value-type="float">
            <text:p>789.73</text:p>
          </table:table-cell>
          <table:table-cell table:style-name="ce70" office:value-type="float" office:value="787.04" calcext:value-type="float">
            <text:p>787.04</text:p>
          </table:table-cell>
          <table:table-cell table:style-name="ce70" office:value-type="float" office:value="786.62" calcext:value-type="float">
            <text:p>786.62</text:p>
          </table:table-cell>
          <table:table-cell table:style-name="ce74" table:formula="of:=[.F77]-[.E77]" office:value-type="float" office:value="5.32000000000005" calcext:value-type="float">
            <text:p>5.32</text:p>
          </table:table-cell>
          <table:table-cell table:style-name="ce74" table:formula="of:=[.G77]-[.F77]" office:value-type="float" office:value="6.39999999999998" calcext:value-type="float">
            <text:p>6.40</text:p>
          </table:table-cell>
          <table:table-cell table:style-name="ce74" table:formula="of:=[.H77]-[.G77]" office:value-type="float" office:value="1.21000000000004" calcext:value-type="float">
            <text:p>1.21</text:p>
          </table:table-cell>
          <table:table-cell table:style-name="ce74" table:formula="of:=[.I77]-[.H77]" office:value-type="float" office:value="-2.69000000000005" calcext:value-type="float">
            <text:p>-2.69</text:p>
          </table:table-cell>
          <table:table-cell table:style-name="ce74" table:formula="of:=[.J77]-[.I77]" office:value-type="float" office:value="-0.419999999999959" calcext:value-type="float">
            <text:p>-0.4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.80</text:p>
          </table:table-cell>
          <table:table-cell table:style-name="ce70" office:value-type="float" office:value="783.28" calcext:value-type="float">
            <text:p>783.28</text:p>
          </table:table-cell>
          <table:table-cell table:style-name="ce70" office:value-type="float" office:value="786.96" calcext:value-type="float">
            <text:p>786.96</text:p>
          </table:table-cell>
          <table:table-cell table:style-name="ce70" office:value-type="float" office:value="789.68" calcext:value-type="float">
            <text:p>789.68</text:p>
          </table:table-cell>
          <table:table-cell table:style-name="ce70" office:value-type="float" office:value="789.32" calcext:value-type="float">
            <text:p>789.32</text:p>
          </table:table-cell>
          <table:table-cell table:style-name="ce70" office:value-type="float" office:value="775.95" calcext:value-type="float">
            <text:p>775.95</text:p>
          </table:table-cell>
          <table:table-cell table:style-name="ce74" table:formula="of:=[.F78]-[.E78]" office:value-type="float" office:value="4.48000000000002" calcext:value-type="float">
            <text:p>4.48</text:p>
          </table:table-cell>
          <table:table-cell table:style-name="ce74" table:formula="of:=[.G78]-[.F78]" office:value-type="float" office:value="3.68000000000006" calcext:value-type="float">
            <text:p>3.68</text:p>
          </table:table-cell>
          <table:table-cell table:style-name="ce74" table:formula="of:=[.H78]-[.G78]" office:value-type="float" office:value="2.71999999999991" calcext:value-type="float">
            <text:p>2.72</text:p>
          </table:table-cell>
          <table:table-cell table:style-name="ce74" table:formula="of:=[.I78]-[.H78]" office:value-type="float" office:value="-0.3599999999999" calcext:value-type="float">
            <text:p>-0.36</text:p>
          </table:table-cell>
          <table:table-cell table:style-name="ce74" table:formula="of:=[.J78]-[.I78]" office:value-type="float" office:value="-13.37" calcext:value-type="float">
            <text:p>-13.3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.17</text:p>
          </table:table-cell>
          <table:table-cell table:style-name="ce70" office:value-type="float" office:value="786.01" calcext:value-type="float">
            <text:p>786.01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1.59" calcext:value-type="float">
            <text:p>791.59</text:p>
          </table:table-cell>
          <table:table-cell table:style-name="ce70" office:value-type="float" office:value="791.84" calcext:value-type="float">
            <text:p>791.84</text:p>
          </table:table-cell>
          <table:table-cell table:style-name="ce70" office:value-type="float" office:value="790.53" calcext:value-type="float">
            <text:p>790.53</text:p>
          </table:table-cell>
          <table:table-cell table:style-name="ce74" table:formula="of:=[.F79]-[.E79]" office:value-type="float" office:value="2.84000000000003" calcext:value-type="float">
            <text:p>2.84</text:p>
          </table:table-cell>
          <table:table-cell table:style-name="ce74" table:formula="of:=[.G79]-[.F79]" office:value-type="float" office:value="4.81000000000006" calcext:value-type="float">
            <text:p>4.81</text:p>
          </table:table-cell>
          <table:table-cell table:style-name="ce74" table:formula="of:=[.H79]-[.G79]" office:value-type="float" office:value="0.769999999999982" calcext:value-type="float">
            <text:p>0.77</text:p>
          </table:table-cell>
          <table:table-cell table:style-name="ce74" table:formula="of:=[.I79]-[.H79]" office:value-type="float" office:value="0.25" calcext:value-type="float">
            <text:p>0.25</text:p>
          </table:table-cell>
          <table:table-cell table:style-name="ce74" table:formula="of:=[.J79]-[.I79]" office:value-type="float" office:value="-1.31000000000006" calcext:value-type="float">
            <text:p>-1.3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.72</text:p>
          </table:table-cell>
          <table:table-cell table:style-name="ce70" office:value-type="float" office:value="781.36" calcext:value-type="float">
            <text:p>781.36</text:p>
          </table:table-cell>
          <table:table-cell table:style-name="ce70" office:value-type="float" office:value="785.12" calcext:value-type="float">
            <text:p>785.12</text:p>
          </table:table-cell>
          <table:table-cell table:style-name="ce70" office:value-type="float" office:value="785.64" calcext:value-type="float">
            <text:p>785.64</text:p>
          </table:table-cell>
          <table:table-cell table:style-name="ce70" office:value-type="float" office:value="786.6" calcext:value-type="float">
            <text:p>786.60</text:p>
          </table:table-cell>
          <table:table-cell table:style-name="ce70" office:value-type="float" office:value="781.82" calcext:value-type="float">
            <text:p>781.82</text:p>
          </table:table-cell>
          <table:table-cell table:style-name="ce74" table:formula="of:=[.F80]-[.E80]" office:value-type="float" office:value="9.63999999999999" calcext:value-type="float">
            <text:p>9.64</text:p>
          </table:table-cell>
          <table:table-cell table:style-name="ce74" table:formula="of:=[.G80]-[.F80]" office:value-type="float" office:value="3.75999999999999" calcext:value-type="float">
            <text:p>3.76</text:p>
          </table:table-cell>
          <table:table-cell table:style-name="ce74" table:formula="of:=[.H80]-[.G80]" office:value-type="float" office:value="0.519999999999982" calcext:value-type="float">
            <text:p>0.52</text:p>
          </table:table-cell>
          <table:table-cell table:style-name="ce74" table:formula="of:=[.I80]-[.H80]" office:value-type="float" office:value="0.960000000000036" calcext:value-type="float">
            <text:p>0.96</text:p>
          </table:table-cell>
          <table:table-cell table:style-name="ce74" table:formula="of:=[.J80]-[.I80]" office:value-type="float" office:value="-4.77999999999997" calcext:value-type="float">
            <text:p>-4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.24</text:p>
          </table:table-cell>
          <table:table-cell table:style-name="ce70" office:value-type="float" office:value="762.38" calcext:value-type="float">
            <text:p>762.38</text:p>
          </table:table-cell>
          <table:table-cell table:style-name="ce70" office:value-type="float" office:value="777.32" calcext:value-type="float">
            <text:p>777.32</text:p>
          </table:table-cell>
          <table:table-cell table:style-name="ce70" office:value-type="float" office:value="779.7" calcext:value-type="float">
            <text:p>779.70</text:p>
          </table:table-cell>
          <table:table-cell table:style-name="ce70" office:value-type="float" office:value="779.86" calcext:value-type="float">
            <text:p>779.86</text:p>
          </table:table-cell>
          <table:table-cell table:style-name="ce70" office:value-type="float" office:value="774.84" calcext:value-type="float">
            <text:p>774.84</text:p>
          </table:table-cell>
          <table:table-cell table:style-name="ce74" table:formula="of:=[.F81]-[.E81]" office:value-type="float" office:value="-10.86" calcext:value-type="float">
            <text:p>-10.86</text:p>
          </table:table-cell>
          <table:table-cell table:style-name="ce74" table:formula="of:=[.G81]-[.F81]" office:value-type="float" office:value="14.9400000000001" calcext:value-type="float">
            <text:p>14.94</text:p>
          </table:table-cell>
          <table:table-cell table:style-name="ce74" table:formula="of:=[.H81]-[.G81]" office:value-type="float" office:value="2.38" calcext:value-type="float">
            <text:p>2.38</text:p>
          </table:table-cell>
          <table:table-cell table:style-name="ce74" table:formula="of:=[.I81]-[.H81]" office:value-type="float" office:value="0.159999999999968" calcext:value-type="float">
            <text:p>0.16</text:p>
          </table:table-cell>
          <table:table-cell table:style-name="ce74" table:formula="of:=[.J81]-[.I81]" office:value-type="float" office:value="-5.01999999999998" calcext:value-type="float">
            <text:p>-5.0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.18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14.49" calcext:value-type="float">
            <text:p>814.49</text:p>
          </table:table-cell>
          <table:table-cell table:number-columns-repeated="2" table:style-name="ce70" office:value-type="float" office:value="814.53" calcext:value-type="float">
            <text:p>814.53</text:p>
          </table:table-cell>
          <table:table-cell table:style-name="ce70" office:value-type="float" office:value="805.75" calcext:value-type="float">
            <text:p>805.75</text:p>
          </table:table-cell>
          <table:table-cell table:style-name="ce74" table:formula="of:=[.F82]-[.E82]" office:value-type="float" office:value="-0.779999999999973" calcext:value-type="float">
            <text:p>-0.78</text:p>
          </table:table-cell>
          <table:table-cell table:style-name="ce74" table:formula="of:=[.G82]-[.F82]" office:value-type="float" office:value="7.09000000000003" calcext:value-type="float">
            <text:p>7.09</text:p>
          </table:table-cell>
          <table:table-cell table:style-name="ce74" table:formula="of:=[.H82]-[.G82]" office:value-type="float" office:value="0.0399999999999636" calcext:value-type="float">
            <text:p>0.04</text:p>
          </table:table-cell>
          <table:table-cell table:style-name="ce74" table:formula="of:=[.I82]-[.H82]" office:value-type="float" office:value="0" calcext:value-type="float">
            <text:p>0.00</text:p>
          </table:table-cell>
          <table:table-cell table:style-name="ce74" table:formula="of:=[.J82]-[.I82]" office:value-type="float" office:value="-8.77999999999997" calcext:value-type="float">
            <text:p>-8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.76</text:p>
          </table:table-cell>
          <table:table-cell table:style-name="ce70" office:value-type="float" office:value="771.18" calcext:value-type="float">
            <text:p>771.18</text:p>
          </table:table-cell>
          <table:table-cell table:style-name="ce70" office:value-type="float" office:value="773.45" calcext:value-type="float">
            <text:p>773.45</text:p>
          </table:table-cell>
          <table:table-cell table:style-name="ce70" office:value-type="float" office:value="776.5" calcext:value-type="float">
            <text:p>776.50</text:p>
          </table:table-cell>
          <table:table-cell table:style-name="ce70" office:value-type="float" office:value="777.36" calcext:value-type="float">
            <text:p>777.36</text:p>
          </table:table-cell>
          <table:table-cell table:style-name="ce70" office:value-type="float" office:value="774.39" calcext:value-type="float">
            <text:p>774.39</text:p>
          </table:table-cell>
          <table:table-cell table:style-name="ce74" table:formula="of:=[.F83]-[.E83]" office:value-type="float" office:value="3.41999999999996" calcext:value-type="float">
            <text:p>3.42</text:p>
          </table:table-cell>
          <table:table-cell table:style-name="ce74" table:formula="of:=[.G83]-[.F83]" office:value-type="float" office:value="2.2700000000001" calcext:value-type="float">
            <text:p>2.27</text:p>
          </table:table-cell>
          <table:table-cell table:style-name="ce74" table:formula="of:=[.H83]-[.G83]" office:value-type="float" office:value="3.04999999999995" calcext:value-type="float">
            <text:p>3.05</text:p>
          </table:table-cell>
          <table:table-cell table:style-name="ce74" table:formula="of:=[.I83]-[.H83]" office:value-type="float" office:value="0.860000000000014" calcext:value-type="float">
            <text:p>0.86</text:p>
          </table:table-cell>
          <table:table-cell table:style-name="ce74" table:formula="of:=[.J83]-[.I83]" office:value-type="float" office:value="-2.97000000000003" calcext:value-type="float">
            <text:p>-2.9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.28</text:p>
          </table:table-cell>
          <table:table-cell table:style-name="ce70" office:value-type="float" office:value="838.45" calcext:value-type="float">
            <text:p>838.45</text:p>
          </table:table-cell>
          <table:table-cell table:style-name="ce70" office:value-type="float" office:value="843.7" calcext:value-type="float">
            <text:p>843.70</text:p>
          </table:table-cell>
          <table:table-cell table:style-name="ce70" office:value-type="float" office:value="845.19" calcext:value-type="float">
            <text:p>845.19</text:p>
          </table:table-cell>
          <table:table-cell table:style-name="ce70" office:value-type="float" office:value="846.19" calcext:value-type="float">
            <text:p>846.19</text:p>
          </table:table-cell>
          <table:table-cell table:style-name="ce70" office:value-type="float" office:value="827.86" calcext:value-type="float">
            <text:p>827.86</text:p>
          </table:table-cell>
          <table:table-cell table:style-name="ce74" table:formula="of:=[.F84]-[.E84]" office:value-type="float" office:value="3.17000000000007" calcext:value-type="float">
            <text:p>3.17</text:p>
          </table:table-cell>
          <table:table-cell table:style-name="ce74" table:formula="of:=[.G84]-[.F84]" office:value-type="float" office:value="5.25" calcext:value-type="float">
            <text:p>5.25</text:p>
          </table:table-cell>
          <table:table-cell table:style-name="ce74" table:formula="of:=[.H84]-[.G84]" office:value-type="float" office:value="1.49000000000001" calcext:value-type="float">
            <text:p>1.49</text:p>
          </table:table-cell>
          <table:table-cell table:style-name="ce74" table:formula="of:=[.I84]-[.H84]" office:value-type="float" office:value="1" calcext:value-type="float">
            <text:p>1.00</text:p>
          </table:table-cell>
          <table:table-cell table:style-name="ce74" table:formula="of:=[.J84]-[.I84]" office:value-type="float" office:value="-18.33" calcext:value-type="float">
            <text:p>-18.3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.00</text:p>
          </table:table-cell>
          <table:table-cell table:style-name="ce74" table:formula="of:=[.F85]-[.E85]" office:value-type="float" office:value="0" calcext:value-type="float">
            <text:p>0.00</text:p>
          </table:table-cell>
          <table:table-cell table:style-name="ce74" table:formula="of:=[.G85]-[.F85]" office:value-type="float" office:value="0" calcext:value-type="float">
            <text:p>0.00</text:p>
          </table:table-cell>
          <table:table-cell table:style-name="ce74" table:formula="of:=[.H85]-[.G85]" office:value-type="float" office:value="0" calcext:value-type="float">
            <text:p>0.00</text:p>
          </table:table-cell>
          <table:table-cell table:style-name="ce74" table:formula="of:=[.I85]-[.H85]" office:value-type="float" office:value="0" calcext:value-type="float">
            <text:p>0.00</text:p>
          </table:table-cell>
          <table:table-cell table:style-name="ce74" table:formula="of:=[.J85]-[.I8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.17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0" office:value-type="float" office:value="778.77" calcext:value-type="float">
            <text:p>778.77</text:p>
          </table:table-cell>
          <table:table-cell table:style-name="ce70" office:value-type="float" office:value="778.4" calcext:value-type="float">
            <text:p>778.40</text:p>
          </table:table-cell>
          <table:table-cell table:style-name="ce70" office:value-type="float" office:value="778.89" calcext:value-type="float">
            <text:p>778.89</text:p>
          </table:table-cell>
          <table:table-cell table:style-name="ce70" office:value-type="float" office:value="775.3" calcext:value-type="float">
            <text:p>775.30</text:p>
          </table:table-cell>
          <table:table-cell table:style-name="ce74" table:formula="of:=[.F86]-[.E86]" office:value-type="float" office:value="0.490000000000009" calcext:value-type="float">
            <text:p>0.49</text:p>
          </table:table-cell>
          <table:table-cell table:style-name="ce74" table:formula="of:=[.G86]-[.F86]" office:value-type="float" office:value="2.11000000000001" calcext:value-type="float">
            <text:p>2.11</text:p>
          </table:table-cell>
          <table:table-cell table:style-name="ce74" table:formula="of:=[.H86]-[.G86]" office:value-type="float" office:value="-0.370000000000005" calcext:value-type="float">
            <text:p>-0.37</text:p>
          </table:table-cell>
          <table:table-cell table:style-name="ce74" table:formula="of:=[.I86]-[.H86]" office:value-type="float" office:value="0.490000000000009" calcext:value-type="float">
            <text:p>0.49</text:p>
          </table:table-cell>
          <table:table-cell table:style-name="ce74" table:formula="of:=[.J86]-[.I86]" office:value-type="float" office:value="-3.59000000000003" calcext:value-type="float">
            <text:p>-3.5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.15</text:p>
          </table:table-cell>
          <table:table-cell table:style-name="ce70" office:value-type="float" office:value="823.86" calcext:value-type="float">
            <text:p>823.86</text:p>
          </table:table-cell>
          <table:table-cell table:style-name="ce70" office:value-type="float" office:value="822.93" calcext:value-type="float">
            <text:p>822.93</text:p>
          </table:table-cell>
          <table:table-cell table:style-name="ce70" office:value-type="float" office:value="822.06" calcext:value-type="float">
            <text:p>822.06</text:p>
          </table:table-cell>
          <table:table-cell table:style-name="ce70" office:value-type="float" office:value="816.69" calcext:value-type="float">
            <text:p>816.69</text:p>
          </table:table-cell>
          <table:table-cell table:style-name="ce74" table:formula="of:=[.F87]-[.E87]" office:value-type="float" office:value="0" calcext:value-type="float">
            <text:p>0.00</text:p>
          </table:table-cell>
          <table:table-cell table:style-name="ce74" table:formula="of:=[.G87]-[.F87]" office:value-type="float" office:value="4.71000000000004" calcext:value-type="float">
            <text:p>4.71</text:p>
          </table:table-cell>
          <table:table-cell table:style-name="ce74" table:formula="of:=[.H87]-[.G87]" office:value-type="float" office:value="-0.930000000000064" calcext:value-type="float">
            <text:p>-0.93</text:p>
          </table:table-cell>
          <table:table-cell table:style-name="ce74" table:formula="of:=[.I87]-[.H87]" office:value-type="float" office:value="-0.870000000000005" calcext:value-type="float">
            <text:p>-0.87</text:p>
          </table:table-cell>
          <table:table-cell table:style-name="ce74" table:formula="of:=[.J87]-[.I87]" office:value-type="float" office:value="-5.36999999999989" calcext:value-type="float">
            <text:p>-5.3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.28</text:p>
          </table:table-cell>
          <table:table-cell table:style-name="ce70" office:value-type="float" office:value="767.01" calcext:value-type="float">
            <text:p>767.01</text:p>
          </table:table-cell>
          <table:table-cell table:style-name="ce70" office:value-type="float" office:value="773.27" calcext:value-type="float">
            <text:p>773.27</text:p>
          </table:table-cell>
          <table:table-cell table:style-name="ce70" office:value-type="float" office:value="770.13" calcext:value-type="float">
            <text:p>770.13</text:p>
          </table:table-cell>
          <table:table-cell table:style-name="ce70" office:value-type="float" office:value="774.63" calcext:value-type="float">
            <text:p>774.63</text:p>
          </table:table-cell>
          <table:table-cell table:style-name="ce70" office:value-type="float" office:value="771.36" calcext:value-type="float">
            <text:p>771.36</text:p>
          </table:table-cell>
          <table:table-cell table:style-name="ce74" table:formula="of:=[.F88]-[.E88]" office:value-type="float" office:value="8.73000000000002" calcext:value-type="float">
            <text:p>8.73</text:p>
          </table:table-cell>
          <table:table-cell table:style-name="ce74" table:formula="of:=[.G88]-[.F88]" office:value-type="float" office:value="6.25999999999999" calcext:value-type="float">
            <text:p>6.26</text:p>
          </table:table-cell>
          <table:table-cell table:style-name="ce74" table:formula="of:=[.H88]-[.G88]" office:value-type="float" office:value="-3.13999999999999" calcext:value-type="float">
            <text:p>-3.14</text:p>
          </table:table-cell>
          <table:table-cell table:style-name="ce74" table:formula="of:=[.I88]-[.H88]" office:value-type="float" office:value="4.5" calcext:value-type="float">
            <text:p>4.50</text:p>
          </table:table-cell>
          <table:table-cell table:style-name="ce74" table:formula="of:=[.J88]-[.I88]" office:value-type="float" office:value="-3.26999999999998" calcext:value-type="float">
            <text:p>-3.2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.61</text:p>
          </table:table-cell>
          <table:table-cell table:style-name="ce70" office:value-type="float" office:value="776.06" calcext:value-type="float">
            <text:p>776.06</text:p>
          </table:table-cell>
          <table:table-cell table:style-name="ce70" office:value-type="float" office:value="777.85" calcext:value-type="float">
            <text:p>777.85</text:p>
          </table:table-cell>
          <table:table-cell table:style-name="ce70" office:value-type="float" office:value="778.04" calcext:value-type="float">
            <text:p>778.04</text:p>
          </table:table-cell>
          <table:table-cell table:style-name="ce70" office:value-type="float" office:value="778.73" calcext:value-type="float">
            <text:p>778.73</text:p>
          </table:table-cell>
          <table:table-cell table:style-name="ce70" office:value-type="float" office:value="771.59" calcext:value-type="float">
            <text:p>771.59</text:p>
          </table:table-cell>
          <table:table-cell table:style-name="ce74" table:formula="of:=[.F89]-[.E89]" office:value-type="float" office:value="6.44999999999993" calcext:value-type="float">
            <text:p>6.45</text:p>
          </table:table-cell>
          <table:table-cell table:style-name="ce74" table:formula="of:=[.G89]-[.F89]" office:value-type="float" office:value="1.79000000000008" calcext:value-type="float">
            <text:p>1.79</text:p>
          </table:table-cell>
          <table:table-cell table:style-name="ce74" table:formula="of:=[.H89]-[.G89]" office:value-type="float" office:value="0.189999999999941" calcext:value-type="float">
            <text:p>0.19</text:p>
          </table:table-cell>
          <table:table-cell table:style-name="ce74" table:formula="of:=[.I89]-[.H89]" office:value-type="float" office:value="0.690000000000055" calcext:value-type="float">
            <text:p>0.69</text:p>
          </table:table-cell>
          <table:table-cell table:style-name="ce74" table:formula="of:=[.J89]-[.I89]" office:value-type="float" office:value="-7.13999999999999" calcext:value-type="float">
            <text:p>-7.14</text:p>
          </table:table-cell>
          <table:table-cell table:number-columns-repeated="51"/>
        </table:table-row>
        <table:table-row table:style-name="ro3" table:number-rows-repeated="1048486">
          <table:table-cell table:number-columns-repeated="66"/>
        </table:table-row>
        <table:table-row table:style-name="ro3">
          <table:table-cell table:number-columns-repeated="66"/>
        </table:table-row>
        <calcext:conditional-formats>
          <calcext:conditional-format calcext:target-range-address="evolução.K1:evolução.O89">
            <calcext:condition calcext:apply-style-name="Good" calcext:value="&gt;=0" calcext:base-cell-address="evolução.K1"/>
            <calcext:condition calcext:apply-style-name="Error" calcext:value="&lt;0" calcext:base-cell-address="evolução.K1"/>
          </calcext:conditional-format>
        </calcext:conditional-formats>
      </table:table>
      <table:named-expressions/>
      <table:database-ranges>
        <table:database-range table:name="__Anonymous_Sheet_DB__0" table:target-range-address="convocacoes.A1: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aida_script.A1:saida_script.J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dsite.A1:bdsite.Q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volução.A1:evolução.N8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table-centering="horizont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01:56:48.016563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9T04:54:17.545598816</dc:date>
    <meta:editing-duration>PT13H39M18S</meta:editing-duration>
    <meta:editing-cycles>20</meta:editing-cycles>
    <meta:generator>LibreOffice/6.3.4.2$Linux_X86_64 LibreOffice_project/30$Build-2</meta:generator>
    <meta:document-statistic meta:table-count="4" meta:cell-count="4838" meta:object-count="0"/>
  </office:meta>
</office:document-meta>
</file>